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3C386B2467E712F9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FA2F850D702953DA.png" manifest:media-type="image/png"/>
  <manifest:file-entry manifest:full-path="Object 3/Pictures/1000000000000008000000081C5634BA0D195362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1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5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="0.74pt solid #000000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Times New Roman1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/>
    </style:style>
    <style:style style:name="ce8" style:family="table-cell" style:parent-style-name="Default" style:data-style-name="N125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9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Times New Roma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Times New Roman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Times New Roman"/>
    </style:style>
    <style:style style:name="ce13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39" style:family="table-cell" style:parent-style-name="Default" style:data-style-name="N125">
      <style:text-properties style:font-name="Times New Roman"/>
    </style:style>
    <style:style style:name="ce40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Times New Roman"/>
    </style:style>
    <style:style style:name="ce18" style:family="table-cell" style:parent-style-name="Default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Times New Roma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/>
    </style:style>
    <style:style style:name="ce22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23" style:family="table-cell" style:parent-style-name="Default" style:data-style-name="N2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Times New Roman"/>
    </style:style>
    <style:style style:name="ce25" style:family="table-cell" style:parent-style-name="Default" style:data-style-name="N125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Times New Roman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2"/>
    </style:style>
    <style:style style:name="ce53" style:family="table-cell" style:parent-style-name="Default">
      <style:table-cell-properties fo:border-bottom="0.74pt dashe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Times New Roman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74pt dashed #000000"/>
      <style:paragraph-properties fo:text-align="center" fo:margin-left="0cm"/>
      <style:text-properties style:font-name="Times New Roman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style:font-name="Times New Roman"/>
    </style:style>
    <style:style style:name="ce57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cm"/>
      <style:text-properties style:font-name="Times New Roman"/>
    </style:style>
    <style:style style:name="ce59" style:family="table-cell" style:parent-style-name="Default" style:data-style-name="N122">
      <style:table-cell-properties fo:border-bottom="0.74pt solid #000000" style:text-align-source="fix" style:repeat-content="false" fo:border-left="0.74pt solid #000000" fo:border-right="0.74pt solid #000000" fo:border-top="0.74pt dashed #000000"/>
      <style:paragraph-properties fo:text-align="center" fo:margin-left="0cm"/>
      <style:text-properties style:font-name="Times New Roman"/>
    </style:style>
    <style:style style:name="ce60" style:family="table-cell" style:parent-style-name="Default" style:data-style-name="N122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b2b2b2" style:font-name="Times New Roman"/>
    </style:style>
    <style:style style:name="ce62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fo:color="#b2b2b2"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  <style:style style:name="T4" style:family="text">
      <style:text-properties style:font-name="Times New Roman" style:text-position="-8% 58%"/>
    </style:style>
    <style:style style:name="T5" style:family="text">
      <style:text-properties style:text-position="0% 100%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Исходные данные" table:style-name="ta1">
        <table:table-column table:style-name="co1" table:default-cell-style-name="Default"/>
        <table:table-column table:style-name="co2" table:number-columns-repeated="7" table:default-cell-style-name="ce4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 table:number-columns-spanned="7" table:number-rows-spanned="1">
            <text:p>Исходные данные</text:p>
          </table:table-cell>
          <table:covered-table-cell table:number-columns-repeated="6" table:style-name="ce1"/>
        </table:table-row>
        <table:table-row table:style-name="ro1">
          <table:table-cell/>
          <table:table-cell office:value-type="string" calcext:value-type="string">
            <text:p>t, год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y, шт.</text:p>
          </table:table-cell>
          <table:table-cell office:value-type="float" office:value="11.5" calcext:value-type="float">
            <text:p>11.5</text:p>
          </table:table-cell>
          <table:table-cell office:value-type="float" office:value="7.3" calcext:value-type="float">
            <text:p>7.3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</table:table-row>
      </table:table>
      <table:table table:name="Расчет МНК" table:style-name="ta1">
        <table:shapes>
          <draw:frame draw:z-index="0" draw:style-name="gr1" draw:text-style-name="P1" svg:width="1.729cm" svg:height="1.003cm" svg:x="13.034cm" svg:y="1.06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5"/>
        <table:table-column table:style-name="co2" table:number-columns-repeated="6" table:default-cell-style-name="ce5"/>
        <table:table-column table:style-name="co1" table:number-columns-repeated="1017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Таблица для расчета сумм для МНК</text:p>
          </table:table-cell>
          <table:covered-table-cell table:number-columns-repeated="4" table:style-name="ce7"/>
          <table:covered-table-cell table:style-name="ce9"/>
          <table:table-cell/>
          <table:table-cell table:style-name="ce1" office:value-type="string" calcext:value-type="string" table:number-columns-spanned="2" table:number-rows-spanned="1">
            <text:p>Для линии тренда:</text:p>
          </table:table-cell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t, год</text:p>
          </table:table-cell>
          <table:table-cell table:style-name="ce4" office:value-type="string" calcext:value-type="string">
            <text:p>y, шт.</text:p>
          </table:table-cell>
          <table:table-cell table:style-name="ce4" office:value-type="string" calcext:value-type="string">
            <text:p>1/t<text:span text:style-name="T1">i</text:span></text:p>
          </table:table-cell>
          <table:table-cell table:style-name="ce4" office:value-type="string" calcext:value-type="string">
            <text:p>y<text:span text:style-name="T1">i</text:span></text:p>
          </table:table-cell>
          <table:table-cell table:style-name="ce4" office:value-type="string" calcext:value-type="string">
            <text:p><text:span text:style-name="T2">1</text:span>/<text:span text:style-name="T2">t</text:span><text:span text:style-name="T3">2</text:span></text:p>
          </table:table-cell>
          <table:table-cell table:style-name="ce4" office:value-type="string" calcext:value-type="string">
            <text:p>y<text:span text:style-name="T1">i</text:span>/x<text:span text:style-name="T1">i</text:span></text:p>
          </table:table-cell>
          <table:table-cell/>
          <table:table-cell table:style-name="ce1" table:number-columns-spanned="2" table:number-rows-spanned="3"/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ce4" table:formula="of:=[$'Исходные данные'.C3]" office:value-type="float" office:value="1" calcext:value-type="float">
            <text:p>1</text:p>
          </table:table-cell>
          <table:table-cell table:style-name="ce4" table:formula="of:=[$'Исходные данные'.C4]" office:value-type="float" office:value="11.5" calcext:value-type="float">
            <text:p>11.5</text:p>
          </table:table-cell>
          <table:table-cell table:style-name="ce8" table:formula="of:=1/[.B4]" office:value-type="float" office:value="1" calcext:value-type="float">
            <text:p>1.000</text:p>
          </table:table-cell>
          <table:table-cell table:style-name="ce8" table:formula="of:=[.C4]" office:value-type="float" office:value="11.5" calcext:value-type="float">
            <text:p>11.500</text:p>
          </table:table-cell>
          <table:table-cell table:style-name="ce8" table:formula="of:=1/([.B4]*[.B4])" office:value-type="float" office:value="1" calcext:value-type="float">
            <text:p>1.000</text:p>
          </table:table-cell>
          <table:table-cell table:style-name="ce8" table:formula="of:=[.C4]/[.B4]" office:value-type="float" office:value="11.5" calcext:value-type="float">
            <text:p>11.500</text:p>
          </table:table-cell>
          <table:table-cell/>
          <table:covered-table-cell table:number-columns-repeated="2" table:style-name="ce1"/>
          <table:table-cell table:number-columns-repeated="1014"/>
        </table:table-row>
        <table:table-row table:style-name="ro1">
          <table:table-cell/>
          <table:table-cell table:style-name="ce4" table:formula="of:=[$'Исходные данные'.D3]" office:value-type="float" office:value="2" calcext:value-type="float">
            <text:p>2</text:p>
          </table:table-cell>
          <table:table-cell table:style-name="ce4" table:formula="of:=[$'Исходные данные'.D4]" office:value-type="float" office:value="7.3" calcext:value-type="float">
            <text:p>7.3</text:p>
          </table:table-cell>
          <table:table-cell table:style-name="ce8" table:formula="of:=1/[.B5]" office:value-type="float" office:value="0.5" calcext:value-type="float">
            <text:p>0.500</text:p>
          </table:table-cell>
          <table:table-cell table:style-name="ce8" table:formula="of:=[.C5]" office:value-type="float" office:value="7.3" calcext:value-type="float">
            <text:p>7.300</text:p>
          </table:table-cell>
          <table:table-cell table:style-name="ce8" table:formula="of:=1/([.B5]*[.B5])" office:value-type="float" office:value="0.25" calcext:value-type="float">
            <text:p>0.250</text:p>
          </table:table-cell>
          <table:table-cell table:style-name="ce8" table:formula="of:=[.C5]/[.B5]" office:value-type="float" office:value="3.65" calcext:value-type="float">
            <text:p>3.650</text:p>
          </table:table-cell>
          <table:table-cell/>
          <table:covered-table-cell table:number-columns-repeated="2" table:style-name="ce1"/>
          <table:table-cell table:number-columns-repeated="1014"/>
        </table:table-row>
        <table:table-row table:style-name="ro1">
          <table:table-cell/>
          <table:table-cell table:style-name="ce4" table:formula="of:=[$'Исходные данные'.E3]" office:value-type="float" office:value="3" calcext:value-type="float">
            <text:p>3</text:p>
          </table:table-cell>
          <table:table-cell table:style-name="ce4" table:formula="of:=[$'Исходные данные'.E4]" office:value-type="float" office:value="6.5" calcext:value-type="float">
            <text:p>6.5</text:p>
          </table:table-cell>
          <table:table-cell table:style-name="ce8" table:formula="of:=1/[.B6]" office:value-type="float" office:value="0.333333333333333" calcext:value-type="float">
            <text:p>0.333</text:p>
          </table:table-cell>
          <table:table-cell table:style-name="ce8" table:formula="of:=[.C6]" office:value-type="float" office:value="6.5" calcext:value-type="float">
            <text:p>6.500</text:p>
          </table:table-cell>
          <table:table-cell table:style-name="ce8" table:formula="of:=1/([.B6]*[.B6])" office:value-type="float" office:value="0.111111111111111" calcext:value-type="float">
            <text:p>0.111</text:p>
          </table:table-cell>
          <table:table-cell table:style-name="ce8" table:formula="of:=[.C6]/[.B6]" office:value-type="float" office:value="2.16666666666667" calcext:value-type="float">
            <text:p>2.167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$'Исходные данные'.F3]" office:value-type="float" office:value="4" calcext:value-type="float">
            <text:p>4</text:p>
          </table:table-cell>
          <table:table-cell table:style-name="ce4" table:formula="of:=[$'Исходные данные'.F4]" office:value-type="float" office:value="5.6" calcext:value-type="float">
            <text:p>5.6</text:p>
          </table:table-cell>
          <table:table-cell table:style-name="ce8" table:formula="of:=1/[.B7]" office:value-type="float" office:value="0.25" calcext:value-type="float">
            <text:p>0.250</text:p>
          </table:table-cell>
          <table:table-cell table:style-name="ce8" table:formula="of:=[.C7]" office:value-type="float" office:value="5.6" calcext:value-type="float">
            <text:p>5.600</text:p>
          </table:table-cell>
          <table:table-cell table:style-name="ce8" table:formula="of:=1/([.B7]*[.B7])" office:value-type="float" office:value="0.0625" calcext:value-type="float">
            <text:p>0.063</text:p>
          </table:table-cell>
          <table:table-cell table:style-name="ce8" table:formula="of:=[.C7]/[.B7]" office:value-type="float" office:value="1.4" calcext:value-type="float">
            <text:p>1.400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$'Исходные данные'.G3]" office:value-type="float" office:value="5" calcext:value-type="float">
            <text:p>5</text:p>
          </table:table-cell>
          <table:table-cell table:style-name="ce4" table:formula="of:=[$'Исходные данные'.G4]" office:value-type="float" office:value="5.5" calcext:value-type="float">
            <text:p>5.5</text:p>
          </table:table-cell>
          <table:table-cell table:style-name="ce8" table:formula="of:=1/[.B8]" office:value-type="float" office:value="0.2" calcext:value-type="float">
            <text:p>0.200</text:p>
          </table:table-cell>
          <table:table-cell table:style-name="ce8" table:formula="of:=[.C8]" office:value-type="float" office:value="5.5" calcext:value-type="float">
            <text:p>5.500</text:p>
          </table:table-cell>
          <table:table-cell table:style-name="ce8" table:formula="of:=1/([.B8]*[.B8])" office:value-type="float" office:value="0.04" calcext:value-type="float">
            <text:p>0.040</text:p>
          </table:table-cell>
          <table:table-cell table:style-name="ce8" table:formula="of:=[.C8]/[.B8]" office:value-type="float" office:value="1.1" calcext:value-type="float">
            <text:p>1.100</text:p>
          </table:table-cell>
          <table:table-cell table:number-columns-repeated="1017"/>
        </table:table-row>
        <table:table-row table:style-name="ro1">
          <table:table-cell/>
          <table:table-cell table:style-name="ce4" table:formula="of:=[$'Исходные данные'.H3]" office:value-type="float" office:value="6" calcext:value-type="float">
            <text:p>6</text:p>
          </table:table-cell>
          <table:table-cell table:style-name="ce4" table:formula="of:=[$'Исходные данные'.H4]" office:value-type="float" office:value="4.9" calcext:value-type="float">
            <text:p>4.9</text:p>
          </table:table-cell>
          <table:table-cell table:style-name="ce8" table:formula="of:=1/[.B9]" office:value-type="float" office:value="0.166666666666667" calcext:value-type="float">
            <text:p>0.167</text:p>
          </table:table-cell>
          <table:table-cell table:style-name="ce8" table:formula="of:=[.C9]" office:value-type="float" office:value="4.9" calcext:value-type="float">
            <text:p>4.900</text:p>
          </table:table-cell>
          <table:table-cell table:style-name="ce8" table:formula="of:=1/([.B9]*[.B9])" office:value-type="float" office:value="0.0277777777777778" calcext:value-type="float">
            <text:p>0.028</text:p>
          </table:table-cell>
          <table:table-cell table:style-name="ce8" table:formula="of:=[.C9]/[.B9]" office:value-type="float" office:value="0.816666666666667" calcext:value-type="float">
            <text:p>0.817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Значения</text:p>
          </table:table-cell>
          <table:covered-table-cell table:style-name="ce4"/>
          <table:table-cell table:style-name="ce8" office:value-type="string" calcext:value-type="string">
            <text:p>α</text:p>
          </table:table-cell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ɣ</text:p>
          </table:table-cell>
          <table:table-cell table:style-name="ce8" office:value-type="string" calcext:value-type="string">
            <text:p>δ</text:p>
          </table:table-cell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2" table:number-rows-spanned="1">
            <text:p>Σ</text:p>
          </table:table-cell>
          <table:covered-table-cell/>
          <table:table-cell table:style-name="ce8" table:formula="of:=SUM([.D4:.D9])" office:value-type="float" office:value="2.45" calcext:value-type="float">
            <text:p>2.450</text:p>
          </table:table-cell>
          <table:table-cell table:style-name="ce8" table:formula="of:=SUM([.E4:.E9])" office:value-type="float" office:value="41.3" calcext:value-type="float">
            <text:p>41.300</text:p>
          </table:table-cell>
          <table:table-cell table:style-name="ce8" table:formula="of:=SUM([.F4:.F9])" office:value-type="float" office:value="1.49138888888889" calcext:value-type="float">
            <text:p>1.491</text:p>
          </table:table-cell>
          <table:table-cell table:style-name="ce8" table:formula="of:=SUM([.G4:.G9])" office:value-type="float" office:value="20.6333333333333" calcext:value-type="float">
            <text:p>20.633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ешение СЛУ" table:style-name="ta1">
        <table:table-column table:style-name="co1" table:default-cell-style-name="ce5"/>
        <table:table-column table:style-name="co4" table:number-columns-repeated="6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1015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Решение СЛУ методом Крамера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Δ =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α</text:p>
          </table:table-cell>
          <table:table-cell table:style-name="ce10" office:value-type="string" calcext:value-type="string" table:number-columns-spanned="1" table:number-rows-spanned="2">
            <text:p>=</text:p>
          </table:table-cell>
          <table:table-cell table:style-name="ce13" table:formula="of:=6*[$'Расчет МНК'.F11]-[$'Расчет МНК'.D11]*[$'Расчет МНК'.D11]" office:value-type="float" office:value="2.94583333333333" calcext:value-type="float" table:number-columns-spanned="2" table:number-rows-spanned="2">
            <text:p>2.946</text:p>
          </table:table-cell>
          <table:covered-table-cell table:style-name="ce40"/>
          <table:table-cell table:style-name="ce16"/>
          <table:table-cell table:style-name="ce17" office:value-type="string" calcext:value-type="string">
            <text:p>a = Δ<text:span text:style-name="T1">a</text:span>/Δ =</text:p>
          </table:table-cell>
          <table:table-cell table:style-name="ce18" table:formula="of:=[.F7]/[.F4]" office:value-type="float" office:value="3.74858085808581" calcext:value-type="float">
            <text:p>3.749</text:p>
          </table:table-cell>
          <table:table-cell table:number-columns-repeated="1014"/>
        </table:table-row>
        <table:table-row table:style-name="ro1">
          <table:table-cell/>
          <table:covered-table-cell/>
          <table:table-cell table:style-name="ce11" office:value-type="string" calcext:value-type="string">
            <text:p>α</text:p>
          </table:table-cell>
          <table:table-cell table:style-name="ce12" office:value-type="string" calcext:value-type="string">
            <text:p>ɣ</text:p>
          </table:table-cell>
          <table:covered-table-cell/>
          <table:covered-table-cell table:style-name="ce39"/>
          <table:covered-table-cell table:style-name="ce40"/>
          <table:table-cell table:style-name="ce16"/>
          <table:table-cell table:style-name="ce17" office:value-type="string" calcext:value-type="string">
            <text:p>b = Δ<text:span text:style-name="T1">b</text:span>/Δ =</text:p>
          </table:table-cell>
          <table:table-cell table:style-name="ce18" table:formula="of:=[.F10]/[.F4]" office:value-type="float" office:value="7.67694483734088" calcext:value-type="float">
            <text:p>7.677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39" table:number-columns-repeated="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Δ<text:span text:style-name="T1">a</text:span> =</text:p>
          </table:table-cell>
          <table:table-cell table:style-name="ce11" office:value-type="string" calcext:value-type="string">
            <text:p>β</text:p>
          </table:table-cell>
          <table:table-cell table:style-name="ce12" office:value-type="string" calcext:value-type="string">
            <text:p>α</text:p>
          </table:table-cell>
          <table:table-cell table:style-name="ce10" office:value-type="string" calcext:value-type="string" table:number-columns-spanned="1" table:number-rows-spanned="2">
            <text:p>=</text:p>
          </table:table-cell>
          <table:table-cell table:style-name="ce13" table:formula="of:=[$'Расчет МНК'.E11]*[$'Расчет МНК'.F11]-[$'Расчет МНК'.D11]*[$'Расчет МНК'.G11]" office:value-type="float" office:value="11.0426944444444" calcext:value-type="float" table:number-columns-spanned="2" table:number-rows-spanned="2">
            <text:p>11.043</text:p>
          </table:table-cell>
          <table:covered-table-cell table:style-name="ce40"/>
          <table:table-cell table:number-columns-repeated="1017"/>
        </table:table-row>
        <table:table-row table:style-name="ro1">
          <table:table-cell/>
          <table:covered-table-cell/>
          <table:table-cell table:style-name="ce11" office:value-type="string" calcext:value-type="string">
            <text:p>δ</text:p>
          </table:table-cell>
          <table:table-cell table:style-name="ce12" office:value-type="string" calcext:value-type="string">
            <text:p>ɣ</text:p>
          </table:table-cell>
          <table:covered-table-cell/>
          <table:covered-table-cell table:style-name="ce39"/>
          <table:covered-table-cell table:style-name="ce40"/>
          <table:table-cell table:number-columns-repeated="1017"/>
        </table:table-row>
        <table:table-row table:style-name="ro1">
          <table:table-cell table:number-columns-repeated="5"/>
          <table:table-cell table:style-name="ce39" table:number-columns-repeated="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Δ<text:span text:style-name="T1">b</text:span> =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string" calcext:value-type="string">
            <text:p>β</text:p>
          </table:table-cell>
          <table:table-cell table:style-name="ce10" office:value-type="string" calcext:value-type="string" table:number-columns-spanned="1" table:number-rows-spanned="2">
            <text:p>=</text:p>
          </table:table-cell>
          <table:table-cell table:style-name="ce13" table:formula="of:=6*[$'Расчет МНК'.G11]-[$'Расчет МНК'.E11]*[$'Расчет МНК'.D11]" office:value-type="float" office:value="22.615" calcext:value-type="float" table:number-columns-spanned="2" table:number-rows-spanned="2">
            <text:p>22.615</text:p>
          </table:table-cell>
          <table:covered-table-cell table:style-name="ce40"/>
          <table:table-cell table:number-columns-repeated="1017"/>
        </table:table-row>
        <table:table-row table:style-name="ro1">
          <table:table-cell/>
          <table:covered-table-cell/>
          <table:table-cell table:style-name="ce11" office:value-type="string" calcext:value-type="string">
            <text:p>α</text:p>
          </table:table-cell>
          <table:table-cell table:style-name="ce12" office:value-type="string" calcext:value-type="string">
            <text:p>δ</text:p>
          </table:table-cell>
          <table:covered-table-cell/>
          <table:covered-table-cell table:style-name="ce39"/>
          <table:covered-table-cell table:style-name="ce40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ния тренда" table:style-name="ta1">
        <table:shapes>
          <draw:frame draw:z-index="0" draw:style-name="gr2" draw:text-style-name="P1" svg:width="14.847cm" svg:height="23.134cm" svg:x="16.215cm" svg:y="0.173cm">
            <draw:object draw:notify-on-update-of-ranges="'Линия тренда'.B4:'Линия тренда'.B143 'Линия тренда'.B4:'Линия тренда'.B143 'Линия тренда'.C3:'Линия тренда'.C3 'Линия тренда'.C4:'Линия тренда'.C143 'Расчет МНК'.B4:'Расчет МНК'.B9 'Расчет МНК'.C3:'Расчет МНК'.C3 'Расчет МНК'.C4:'Расчет МНК'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4" table:number-rows-spanned="1">
            <text:p>Значения линии тренда для построения графика </text:p>
          </table:table-cell>
          <table:covered-table-cell table:number-columns-repeated="2" table:style-name="ce24"/>
          <table:covered-table-cell table:style-name="ce26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<text:span text:style-name="T2">ŷ</text:span><text:span text:style-name="T1">t</text:span>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$'Исходные данные'.C3]" office:value-type="float" office:value="1" calcext:value-type="float">
            <text:p>1.00</text:p>
          </table:table-cell>
          <table:table-cell table:style-name="ce8" table:formula="of:=[$'Решение СЛУ'.$J$4]+([$'Решение СЛУ'.$J$5]/[.B4])" office:value-type="float" office:value="11.4255256954267" calcext:value-type="float">
            <text:p>11.42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]+0.05" office:value-type="float" office:value="1.05" calcext:value-type="float">
            <text:p>1.05</text:p>
          </table:table-cell>
          <table:table-cell table:style-name="ce8" table:formula="of:=[$'Решение СЛУ'.$J$4]+([$'Решение СЛУ'.$J$5]/[.B5])" office:value-type="float" office:value="11.0599568936485" calcext:value-type="float">
            <text:p>11.06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]+0.05" office:value-type="float" office:value="1.1" calcext:value-type="float">
            <text:p>1.10</text:p>
          </table:table-cell>
          <table:table-cell table:style-name="ce8" table:formula="of:=[$'Решение СЛУ'.$J$4]+([$'Решение СЛУ'.$J$5]/[.B6])" office:value-type="float" office:value="10.7276216193048" calcext:value-type="float">
            <text:p>10.72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]+0.05" office:value-type="float" office:value="1.15" calcext:value-type="float">
            <text:p>1.15</text:p>
          </table:table-cell>
          <table:table-cell table:style-name="ce8" table:formula="of:=[$'Решение СЛУ'.$J$4]+([$'Решение СЛУ'.$J$5]/[.B7])" office:value-type="float" office:value="10.4241850644692" calcext:value-type="float">
            <text:p>10.42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]+0.05" office:value-type="float" office:value="1.2" calcext:value-type="float">
            <text:p>1.20</text:p>
          </table:table-cell>
          <table:table-cell table:style-name="ce8" table:formula="of:=[$'Решение СЛУ'.$J$4]+([$'Решение СЛУ'.$J$5]/[.B8])" office:value-type="float" office:value="10.1460348892032" calcext:value-type="float">
            <text:p>10.14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]+0.05" office:value-type="float" office:value="1.25" calcext:value-type="float">
            <text:p>1.25</text:p>
          </table:table-cell>
          <table:table-cell table:style-name="ce8" table:formula="of:=[$'Решение СЛУ'.$J$4]+([$'Решение СЛУ'.$J$5]/[.B9])" office:value-type="float" office:value="9.89013672795851" calcext:value-type="float">
            <text:p>9.89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]+0.05" office:value-type="float" office:value="1.3" calcext:value-type="float">
            <text:p>1.30</text:p>
          </table:table-cell>
          <table:table-cell table:style-name="ce8" table:formula="of:=[$'Решение СЛУ'.$J$4]+([$'Решение СЛУ'.$J$5]/[.B10])" office:value-type="float" office:value="9.65392304065571" calcext:value-type="float">
            <text:p>9.65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]+0.05" office:value-type="float" office:value="1.35" calcext:value-type="float">
            <text:p>1.35</text:p>
          </table:table-cell>
          <table:table-cell table:style-name="ce8" table:formula="of:=[$'Решение СЛУ'.$J$4]+([$'Решение СЛУ'.$J$5]/[.B11])" office:value-type="float" office:value="9.43520666352349" calcext:value-type="float">
            <text:p>9.43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]+0.05" office:value-type="float" office:value="1.4" calcext:value-type="float">
            <text:p>1.40</text:p>
          </table:table-cell>
          <table:table-cell table:style-name="ce8" table:formula="of:=[$'Решение СЛУ'.$J$4]+([$'Решение СЛУ'.$J$5]/[.B12])" office:value-type="float" office:value="9.23211288475786" calcext:value-type="float">
            <text:p>9.23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]+0.05" office:value-type="float" office:value="1.45" calcext:value-type="float">
            <text:p>1.45</text:p>
          </table:table-cell>
          <table:table-cell table:style-name="ce8" table:formula="of:=[$'Решение СЛУ'.$J$4]+([$'Решение СЛУ'.$J$5]/[.B13])" office:value-type="float" office:value="9.04302557349331" calcext:value-type="float">
            <text:p>9.04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]+0.05" office:value-type="float" office:value="1.5" calcext:value-type="float">
            <text:p>1.50</text:p>
          </table:table-cell>
          <table:table-cell table:style-name="ce8" table:formula="of:=[$'Решение СЛУ'.$J$4]+([$'Решение СЛУ'.$J$5]/[.B14])" office:value-type="float" office:value="8.86654408297972" calcext:value-type="float">
            <text:p>8.86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]+0.05" office:value-type="float" office:value="1.55" calcext:value-type="float">
            <text:p>1.55</text:p>
          </table:table-cell>
          <table:table-cell table:style-name="ce8" table:formula="of:=[$'Решение СЛУ'.$J$4]+([$'Решение СЛУ'.$J$5]/[.B15])" office:value-type="float" office:value="8.70144849507992" calcext:value-type="float">
            <text:p>8.70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5]+0.05" office:value-type="float" office:value="1.6" calcext:value-type="float">
            <text:p>1.60</text:p>
          </table:table-cell>
          <table:table-cell table:style-name="ce8" table:formula="of:=[$'Решение СЛУ'.$J$4]+([$'Решение СЛУ'.$J$5]/[.B16])" office:value-type="float" office:value="8.54667138142385" calcext:value-type="float">
            <text:p>8.54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6]+0.05" office:value-type="float" office:value="1.65" calcext:value-type="float">
            <text:p>1.65</text:p>
          </table:table-cell>
          <table:table-cell table:style-name="ce8" table:formula="of:=[$'Решение СЛУ'.$J$4]+([$'Решение СЛУ'.$J$5]/[.B17])" office:value-type="float" office:value="8.40127469889846" calcext:value-type="float">
            <text:p>8.40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7]+0.05" office:value-type="float" office:value="1.7" calcext:value-type="float">
            <text:p>1.70</text:p>
          </table:table-cell>
          <table:table-cell table:style-name="ce8" table:formula="of:=[$'Решение СЛУ'.$J$4]+([$'Решение СЛУ'.$J$5]/[.B18])" office:value-type="float" office:value="8.26443076240397" calcext:value-type="float">
            <text:p>8.26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8]+0.05" office:value-type="float" office:value="1.75" calcext:value-type="float">
            <text:p>1.75</text:p>
          </table:table-cell>
          <table:table-cell table:style-name="ce8" table:formula="of:=[$'Решение СЛУ'.$J$4]+([$'Решение СЛУ'.$J$5]/[.B19])" office:value-type="float" office:value="8.13540647942345" calcext:value-type="float">
            <text:p>8.13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9]+0.05" office:value-type="float" office:value="1.8" calcext:value-type="float">
            <text:p>1.80</text:p>
          </table:table-cell>
          <table:table-cell table:style-name="ce8" table:formula="of:=[$'Решение СЛУ'.$J$4]+([$'Решение СЛУ'.$J$5]/[.B20])" office:value-type="float" office:value="8.01355021216407" calcext:value-type="float">
            <text:p>8.01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0]+0.05" office:value-type="float" office:value="1.85" calcext:value-type="float">
            <text:p>1.85</text:p>
          </table:table-cell>
          <table:table-cell table:style-name="ce8" table:formula="of:=[$'Решение СЛУ'.$J$4]+([$'Решение СЛУ'.$J$5]/[.B21])" office:value-type="float" office:value="7.89828077016195" calcext:value-type="float">
            <text:p>7.89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1]+0.05" office:value-type="float" office:value="1.9" calcext:value-type="float">
            <text:p>1.90</text:p>
          </table:table-cell>
          <table:table-cell table:style-name="ce8" table:formula="of:=[$'Решение СЛУ'.$J$4]+([$'Решение СЛУ'.$J$5]/[.B22])" office:value-type="float" office:value="7.78907814089679" calcext:value-type="float">
            <text:p>7.78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2]+0.05" office:value-type="float" office:value="1.95" calcext:value-type="float">
            <text:p>1.95</text:p>
          </table:table-cell>
          <table:table-cell table:style-name="ce8" table:formula="of:=[$'Решение СЛУ'.$J$4]+([$'Решение СЛУ'.$J$5]/[.B23])" office:value-type="float" office:value="7.68547564646574" calcext:value-type="float">
            <text:p>7.68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3]+0.05" office:value-type="float" office:value="2" calcext:value-type="float">
            <text:p>2.00</text:p>
          </table:table-cell>
          <table:table-cell table:style-name="ce8" table:formula="of:=[$'Решение СЛУ'.$J$4]+([$'Решение СЛУ'.$J$5]/[.B24])" office:value-type="float" office:value="7.58705327675624" calcext:value-type="float">
            <text:p>7.58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4]+0.05" office:value-type="float" office:value="2.05" calcext:value-type="float">
            <text:p>2.05</text:p>
          </table:table-cell>
          <table:table-cell table:style-name="ce8" table:formula="of:=[$'Решение СЛУ'.$J$4]+([$'Решение СЛУ'.$J$5]/[.B25])" office:value-type="float" office:value="7.49343199825209" calcext:value-type="float">
            <text:p>7.49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5]+0.05" office:value-type="float" office:value="2.1" calcext:value-type="float">
            <text:p>2.10</text:p>
          </table:table-cell>
          <table:table-cell table:style-name="ce8" table:formula="of:=[$'Решение СЛУ'.$J$4]+([$'Решение СЛУ'.$J$5]/[.B26])" office:value-type="float" office:value="7.40426887586718" calcext:value-type="float">
            <text:p>7.40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6]+0.05" office:value-type="float" office:value="2.15" calcext:value-type="float">
            <text:p>2.15</text:p>
          </table:table-cell>
          <table:table-cell table:style-name="ce8" table:formula="of:=[$'Решение СЛУ'.$J$4]+([$'Решение СЛУ'.$J$5]/[.B27])" office:value-type="float" office:value="7.31925287545366" calcext:value-type="float">
            <text:p>7.31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7]+0.05" office:value-type="float" office:value="2.2" calcext:value-type="float">
            <text:p>2.20</text:p>
          </table:table-cell>
          <table:table-cell table:style-name="ce8" table:formula="of:=[$'Решение СЛУ'.$J$4]+([$'Решение СЛУ'.$J$5]/[.B28])" office:value-type="float" office:value="7.2381012386953" calcext:value-type="float">
            <text:p>7.23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8]+0.05" office:value-type="float" office:value="2.25" calcext:value-type="float">
            <text:p>2.25</text:p>
          </table:table-cell>
          <table:table-cell table:style-name="ce8" table:formula="of:=[$'Решение СЛУ'.$J$4]+([$'Решение СЛУ'.$J$5]/[.B29])" office:value-type="float" office:value="7.16055634134842" calcext:value-type="float">
            <text:p>7.16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29]+0.05" office:value-type="float" office:value="2.3" calcext:value-type="float">
            <text:p>2.30</text:p>
          </table:table-cell>
          <table:table-cell table:style-name="ce8" table:formula="of:=[$'Решение СЛУ'.$J$4]+([$'Решение СЛУ'.$J$5]/[.B30])" office:value-type="float" office:value="7.08638296127749" calcext:value-type="float">
            <text:p>7.08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0]+0.05" office:value-type="float" office:value="2.35" calcext:value-type="float">
            <text:p>2.35</text:p>
          </table:table-cell>
          <table:table-cell table:style-name="ce8" table:formula="of:=[$'Решение СЛУ'.$J$4]+([$'Решение СЛУ'.$J$5]/[.B31])" office:value-type="float" office:value="7.01536589525214" calcext:value-type="float">
            <text:p>7.01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1]+0.05" office:value-type="float" office:value="2.4" calcext:value-type="float">
            <text:p>2.40</text:p>
          </table:table-cell>
          <table:table-cell table:style-name="ce8" table:formula="of:=[$'Решение СЛУ'.$J$4]+([$'Решение СЛУ'.$J$5]/[.B32])" office:value-type="float" office:value="6.94730787364451" calcext:value-type="float">
            <text:p>6.94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2]+0.05" office:value-type="float" office:value="2.45" calcext:value-type="float">
            <text:p>2.45</text:p>
          </table:table-cell>
          <table:table-cell table:style-name="ce8" table:formula="of:=[$'Решение СЛУ'.$J$4]+([$'Решение СЛУ'.$J$5]/[.B33])" office:value-type="float" office:value="6.88202773046984" calcext:value-type="float">
            <text:p>6.88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3]+0.05" office:value-type="float" office:value="2.5" calcext:value-type="float">
            <text:p>2.50</text:p>
          </table:table-cell>
          <table:table-cell table:style-name="ce8" table:formula="of:=[$'Решение СЛУ'.$J$4]+([$'Решение СЛУ'.$J$5]/[.B34])" office:value-type="float" office:value="6.81935879302216" calcext:value-type="float">
            <text:p>6.81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4]+0.05" office:value-type="float" office:value="2.55" calcext:value-type="float">
            <text:p>2.55</text:p>
          </table:table-cell>
          <table:table-cell table:style-name="ce8" table:formula="of:=[$'Решение СЛУ'.$J$4]+([$'Решение СЛУ'.$J$5]/[.B35])" office:value-type="float" office:value="6.75914746096458" calcext:value-type="float">
            <text:p>6.75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5]+0.05" office:value-type="float" office:value="2.6" calcext:value-type="float">
            <text:p>2.60</text:p>
          </table:table-cell>
          <table:table-cell table:style-name="ce8" table:formula="of:=[$'Решение СЛУ'.$J$4]+([$'Решение СЛУ'.$J$5]/[.B36])" office:value-type="float" office:value="6.70125194937076" calcext:value-type="float">
            <text:p>6.70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6]+0.05" office:value-type="float" office:value="2.65" calcext:value-type="float">
            <text:p>2.65</text:p>
          </table:table-cell>
          <table:table-cell table:style-name="ce8" table:formula="of:=[$'Решение СЛУ'.$J$4]+([$'Решение СЛУ'.$J$5]/[.B37])" office:value-type="float" office:value="6.6455411740635" calcext:value-type="float">
            <text:p>6.64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7]+0.05" office:value-type="float" office:value="2.7" calcext:value-type="float">
            <text:p>2.70</text:p>
          </table:table-cell>
          <table:table-cell table:style-name="ce8" table:formula="of:=[$'Решение СЛУ'.$J$4]+([$'Решение СЛУ'.$J$5]/[.B38])" office:value-type="float" office:value="6.59189376080465" calcext:value-type="float">
            <text:p>6.59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8]+0.05" office:value-type="float" office:value="2.75" calcext:value-type="float">
            <text:p>2.75</text:p>
          </table:table-cell>
          <table:table-cell table:style-name="ce8" table:formula="of:=[$'Решение СЛУ'.$J$4]+([$'Решение СЛУ'.$J$5]/[.B39])" office:value-type="float" office:value="6.5401971625734" calcext:value-type="float">
            <text:p>6.54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39]+0.05" office:value-type="float" office:value="2.8" calcext:value-type="float">
            <text:p>2.80</text:p>
          </table:table-cell>
          <table:table-cell table:style-name="ce8" table:formula="of:=[$'Решение СЛУ'.$J$4]+([$'Решение СЛУ'.$J$5]/[.B40])" office:value-type="float" office:value="6.49034687142184" calcext:value-type="float">
            <text:p>6.49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0]+0.05" office:value-type="float" office:value="2.85" calcext:value-type="float">
            <text:p>2.85</text:p>
          </table:table-cell>
          <table:table-cell table:style-name="ce8" table:formula="of:=[$'Решение СЛУ'.$J$4]+([$'Решение СЛУ'.$J$5]/[.B41])" office:value-type="float" office:value="6.44224571329313" calcext:value-type="float">
            <text:p>6.44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1]+0.05" office:value-type="float" office:value="2.9" calcext:value-type="float">
            <text:p>2.90</text:p>
          </table:table-cell>
          <table:table-cell table:style-name="ce8" table:formula="of:=[$'Решение СЛУ'.$J$4]+([$'Решение СЛУ'.$J$5]/[.B42])" office:value-type="float" office:value="6.39580321578956" calcext:value-type="float">
            <text:p>6.39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2]+0.05" office:value-type="float" office:value="2.95" calcext:value-type="float">
            <text:p>2.95</text:p>
          </table:table-cell>
          <table:table-cell table:style-name="ce8" table:formula="of:=[$'Решение СЛУ'.$J$4]+([$'Решение СЛУ'.$J$5]/[.B43])" office:value-type="float" office:value="6.35093504023526" calcext:value-type="float">
            <text:p>6.35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3]+0.05" office:value-type="float" office:value="3" calcext:value-type="float">
            <text:p>3.00</text:p>
          </table:table-cell>
          <table:table-cell table:style-name="ce8" table:formula="of:=[$'Решение СЛУ'.$J$4]+([$'Решение СЛУ'.$J$5]/[.B44])" office:value-type="float" office:value="6.30756247053277" calcext:value-type="float">
            <text:p>6.30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4]+0.05" office:value-type="float" office:value="3.05" calcext:value-type="float">
            <text:p>3.05</text:p>
          </table:table-cell>
          <table:table-cell table:style-name="ce8" table:formula="of:=[$'Решение СЛУ'.$J$4]+([$'Решение СЛУ'.$J$5]/[.B45])" office:value-type="float" office:value="6.26561195229593" calcext:value-type="float">
            <text:p>6.26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5]+0.05" office:value-type="float" office:value="3.1" calcext:value-type="float">
            <text:p>3.10</text:p>
          </table:table-cell>
          <table:table-cell table:style-name="ce8" table:formula="of:=[$'Решение СЛУ'.$J$4]+([$'Решение СЛУ'.$J$5]/[.B46])" office:value-type="float" office:value="6.22501467658287" calcext:value-type="float">
            <text:p>6.22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6]+0.05" office:value-type="float" office:value="3.15" calcext:value-type="float">
            <text:p>3.15</text:p>
          </table:table-cell>
          <table:table-cell table:style-name="ce8" table:formula="of:=[$'Решение СЛУ'.$J$4]+([$'Решение СЛУ'.$J$5]/[.B47])" office:value-type="float" office:value="6.18570620327339" calcext:value-type="float">
            <text:p>6.18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7]+0.05" office:value-type="float" office:value="3.2" calcext:value-type="float">
            <text:p>3.20</text:p>
          </table:table-cell>
          <table:table-cell table:style-name="ce8" table:formula="of:=[$'Решение СЛУ'.$J$4]+([$'Решение СЛУ'.$J$5]/[.B48])" office:value-type="float" office:value="6.14762611975483" calcext:value-type="float">
            <text:p>6.14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8]+0.05" office:value-type="float" office:value="3.25" calcext:value-type="float">
            <text:p>3.25</text:p>
          </table:table-cell>
          <table:table-cell table:style-name="ce8" table:formula="of:=[$'Решение СЛУ'.$J$4]+([$'Решение СЛУ'.$J$5]/[.B49])" office:value-type="float" office:value="6.11071773111377" calcext:value-type="float">
            <text:p>6.11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49]+0.05" office:value-type="float" office:value="3.3" calcext:value-type="float">
            <text:p>3.30</text:p>
          </table:table-cell>
          <table:table-cell table:style-name="ce8" table:formula="of:=[$'Решение СЛУ'.$J$4]+([$'Решение СЛУ'.$J$5]/[.B50])" office:value-type="float" office:value="6.07492777849214" calcext:value-type="float">
            <text:p>6.07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0]+0.05" office:value-type="float" office:value="3.35" calcext:value-type="float">
            <text:p>3.35</text:p>
          </table:table-cell>
          <table:table-cell table:style-name="ce8" table:formula="of:=[$'Решение СЛУ'.$J$4]+([$'Решение СЛУ'.$J$5]/[.B51])" office:value-type="float" office:value="6.04020618266518" calcext:value-type="float">
            <text:p>6.04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1]+0.05" office:value-type="float" office:value="3.4" calcext:value-type="float">
            <text:p>3.40</text:p>
          </table:table-cell>
          <table:table-cell table:style-name="ce8" table:formula="of:=[$'Решение СЛУ'.$J$4]+([$'Решение СЛУ'.$J$5]/[.B52])" office:value-type="float" office:value="6.00650581024489" calcext:value-type="float">
            <text:p>6.00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2]+0.05" office:value-type="float" office:value="3.45" calcext:value-type="float">
            <text:p>3.45</text:p>
          </table:table-cell>
          <table:table-cell table:style-name="ce8" table:formula="of:=[$'Решение СЛУ'.$J$4]+([$'Решение СЛУ'.$J$5]/[.B53])" office:value-type="float" office:value="5.9737822602136" calcext:value-type="float">
            <text:p>5.97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3]+0.05" office:value-type="float" office:value="3.5" calcext:value-type="float">
            <text:p>3.50</text:p>
          </table:table-cell>
          <table:table-cell table:style-name="ce8" table:formula="of:=[$'Решение СЛУ'.$J$4]+([$'Решение СЛУ'.$J$5]/[.B54])" office:value-type="float" office:value="5.94199366875463" calcext:value-type="float">
            <text:p>5.94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4]+0.05" office:value-type="float" office:value="3.55" calcext:value-type="float">
            <text:p>3.55</text:p>
          </table:table-cell>
          <table:table-cell table:style-name="ce8" table:formula="of:=[$'Решение СЛУ'.$J$4]+([$'Решение СЛУ'.$J$5]/[.B55])" office:value-type="float" office:value="5.9111005305762" calcext:value-type="float">
            <text:p>5.91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5]+0.05" office:value-type="float" office:value="3.6" calcext:value-type="float">
            <text:p>3.60</text:p>
          </table:table-cell>
          <table:table-cell table:style-name="ce8" table:formula="of:=[$'Решение СЛУ'.$J$4]+([$'Решение СЛУ'.$J$5]/[.B56])" office:value-type="float" office:value="5.88106553512494" calcext:value-type="float">
            <text:p>5.88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6]+0.05" office:value-type="float" office:value="3.64999999999999" calcext:value-type="float">
            <text:p>3.65</text:p>
          </table:table-cell>
          <table:table-cell table:style-name="ce8" table:formula="of:=[$'Решение СЛУ'.$J$4]+([$'Решение СЛУ'.$J$5]/[.B57])" office:value-type="float" office:value="5.85185341626139" calcext:value-type="float">
            <text:p>5.85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7]+0.05" office:value-type="float" office:value="3.69999999999999" calcext:value-type="float">
            <text:p>3.70</text:p>
          </table:table-cell>
          <table:table-cell table:style-name="ce8" table:formula="of:=[$'Решение СЛУ'.$J$4]+([$'Решение СЛУ'.$J$5]/[.B58])" office:value-type="float" office:value="5.82343081412388" calcext:value-type="float">
            <text:p>5.82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8]+0.05" office:value-type="float" office:value="3.74999999999999" calcext:value-type="float">
            <text:p>3.75</text:p>
          </table:table-cell>
          <table:table-cell table:style-name="ce8" table:formula="of:=[$'Решение СЛУ'.$J$4]+([$'Решение СЛУ'.$J$5]/[.B59])" office:value-type="float" office:value="5.79576614804338" calcext:value-type="float">
            <text:p>5.79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59]+0.05" office:value-type="float" office:value="3.79999999999999" calcext:value-type="float">
            <text:p>3.80</text:p>
          </table:table-cell>
          <table:table-cell table:style-name="ce8" table:formula="of:=[$'Решение СЛУ'.$J$4]+([$'Решение СЛУ'.$J$5]/[.B60])" office:value-type="float" office:value="5.7688294994913" calcext:value-type="float">
            <text:p>5.76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0]+0.05" office:value-type="float" office:value="3.84999999999999" calcext:value-type="float">
            <text:p>3.85</text:p>
          </table:table-cell>
          <table:table-cell table:style-name="ce8" table:formula="of:=[$'Решение СЛУ'.$J$4]+([$'Решение СЛУ'.$J$5]/[.B61])" office:value-type="float" office:value="5.74259250414838" calcext:value-type="float">
            <text:p>5.74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1]+0.05" office:value-type="float" office:value="3.89999999999999" calcext:value-type="float">
            <text:p>3.90</text:p>
          </table:table-cell>
          <table:table-cell table:style-name="ce8" table:formula="of:=[$'Решение СЛУ'.$J$4]+([$'Решение СЛУ'.$J$5]/[.B62])" office:value-type="float" office:value="5.71702825227578" calcext:value-type="float">
            <text:p>5.71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2]+0.05" office:value-type="float" office:value="3.94999999999999" calcext:value-type="float">
            <text:p>3.95</text:p>
          </table:table-cell>
          <table:table-cell table:style-name="ce8" table:formula="of:=[$'Решение СЛУ'.$J$4]+([$'Решение СЛУ'.$J$5]/[.B63])" office:value-type="float" office:value="5.69211119665312" calcext:value-type="float">
            <text:p>5.69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3]+0.05" office:value-type="float" office:value="3.99999999999999" calcext:value-type="float">
            <text:p>4.00</text:p>
          </table:table-cell>
          <table:table-cell table:style-name="ce8" table:formula="of:=[$'Решение СЛУ'.$J$4]+([$'Решение СЛУ'.$J$5]/[.B64])" office:value-type="float" office:value="5.66781706742103" calcext:value-type="float">
            <text:p>5.66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4]+0.05" office:value-type="float" office:value="4.04999999999999" calcext:value-type="float">
            <text:p>4.05</text:p>
          </table:table-cell>
          <table:table-cell table:style-name="ce8" table:formula="of:=[$'Решение СЛУ'.$J$4]+([$'Решение СЛУ'.$J$5]/[.B65])" office:value-type="float" office:value="5.6441227932317" calcext:value-type="float">
            <text:p>5.64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5]+0.05" office:value-type="float" office:value="4.09999999999999" calcext:value-type="float">
            <text:p>4.10</text:p>
          </table:table-cell>
          <table:table-cell table:style-name="ce8" table:formula="of:=[$'Решение СЛУ'.$J$4]+([$'Решение СЛУ'.$J$5]/[.B66])" office:value-type="float" office:value="5.62100642816895" calcext:value-type="float">
            <text:p>5.62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6]+0.05" office:value-type="float" office:value="4.14999999999999" calcext:value-type="float">
            <text:p>4.15</text:p>
          </table:table-cell>
          <table:table-cell table:style-name="ce8" table:formula="of:=[$'Решение СЛУ'.$J$4]+([$'Решение СЛУ'.$J$5]/[.B67])" office:value-type="float" office:value="5.59844708395108" calcext:value-type="float">
            <text:p>5.59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7]+0.05" office:value-type="float" office:value="4.19999999999999" calcext:value-type="float">
            <text:p>4.20</text:p>
          </table:table-cell>
          <table:table-cell table:style-name="ce8" table:formula="of:=[$'Решение СЛУ'.$J$4]+([$'Решение СЛУ'.$J$5]/[.B68])" office:value-type="float" office:value="5.57642486697649" calcext:value-type="float">
            <text:p>5.57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8]+0.05" office:value-type="float" office:value="4.24999999999999" calcext:value-type="float">
            <text:p>4.25</text:p>
          </table:table-cell>
          <table:table-cell table:style-name="ce8" table:formula="of:=[$'Решение СЛУ'.$J$4]+([$'Решение СЛУ'.$J$5]/[.B69])" office:value-type="float" office:value="5.55492081981307" calcext:value-type="float">
            <text:p>5.55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69]+0.05" office:value-type="float" office:value="4.29999999999999" calcext:value-type="float">
            <text:p>4.30</text:p>
          </table:table-cell>
          <table:table-cell table:style-name="ce8" table:formula="of:=[$'Решение СЛУ'.$J$4]+([$'Решение СЛУ'.$J$5]/[.B70])" office:value-type="float" office:value="5.53391686676974" calcext:value-type="float">
            <text:p>5.53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0]+0.05" office:value-type="float" office:value="4.34999999999999" calcext:value-type="float">
            <text:p>4.35</text:p>
          </table:table-cell>
          <table:table-cell table:style-name="ce8" table:formula="of:=[$'Решение СЛУ'.$J$4]+([$'Решение СЛУ'.$J$5]/[.B71])" office:value-type="float" office:value="5.51339576322164" calcext:value-type="float">
            <text:p>5.51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1]+0.05" office:value-type="float" office:value="4.39999999999999" calcext:value-type="float">
            <text:p>4.40</text:p>
          </table:table-cell>
          <table:table-cell table:style-name="ce8" table:formula="of:=[$'Решение СЛУ'.$J$4]+([$'Решение СЛУ'.$J$5]/[.B72])" office:value-type="float" office:value="5.49334104839055" calcext:value-type="float">
            <text:p>5.49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2]+0.05" office:value-type="float" office:value="4.44999999999999" calcext:value-type="float">
            <text:p>4.45</text:p>
          </table:table-cell>
          <table:table-cell table:style-name="ce8" table:formula="of:=[$'Решение СЛУ'.$J$4]+([$'Решение СЛУ'.$J$5]/[.B73])" office:value-type="float" office:value="5.47373700130848" calcext:value-type="float">
            <text:p>5.47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3]+0.05" office:value-type="float" office:value="4.49999999999999" calcext:value-type="float">
            <text:p>4.50</text:p>
          </table:table-cell>
          <table:table-cell table:style-name="ce8" table:formula="of:=[$'Решение СЛУ'.$J$4]+([$'Решение СЛУ'.$J$5]/[.B74])" office:value-type="float" office:value="5.45456859971712" calcext:value-type="float">
            <text:p>5.45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4]+0.05" office:value-type="float" office:value="4.54999999999999" calcext:value-type="float">
            <text:p>4.55</text:p>
          </table:table-cell>
          <table:table-cell table:style-name="ce8" table:formula="of:=[$'Решение СЛУ'.$J$4]+([$'Решение СЛУ'.$J$5]/[.B75])" office:value-type="float" office:value="5.43582148167721" calcext:value-type="float">
            <text:p>5.43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5]+0.05" office:value-type="float" office:value="4.59999999999999" calcext:value-type="float">
            <text:p>4.60</text:p>
          </table:table-cell>
          <table:table-cell table:style-name="ce8" table:formula="of:=[$'Решение СЛУ'.$J$4]+([$'Решение СЛУ'.$J$5]/[.B76])" office:value-type="float" office:value="5.41748190968165" calcext:value-type="float">
            <text:p>5.41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6]+0.05" office:value-type="float" office:value="4.64999999999999" calcext:value-type="float">
            <text:p>4.65</text:p>
          </table:table-cell>
          <table:table-cell table:style-name="ce8" table:formula="of:=[$'Решение СЛУ'.$J$4]+([$'Решение СЛУ'.$J$5]/[.B77])" office:value-type="float" office:value="5.39953673708385" calcext:value-type="float">
            <text:p>5.40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7]+0.05" office:value-type="float" office:value="4.69999999999999" calcext:value-type="float">
            <text:p>4.70</text:p>
          </table:table-cell>
          <table:table-cell table:style-name="ce8" table:formula="of:=[$'Решение СЛУ'.$J$4]+([$'Решение СЛУ'.$J$5]/[.B78])" office:value-type="float" office:value="5.38197337666897" calcext:value-type="float">
            <text:p>5.38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8]+0.05" office:value-type="float" office:value="4.74999999999999" calcext:value-type="float">
            <text:p>4.75</text:p>
          </table:table-cell>
          <table:table-cell table:style-name="ce8" table:formula="of:=[$'Решение СЛУ'.$J$4]+([$'Решение СЛУ'.$J$5]/[.B79])" office:value-type="float" office:value="5.3647797712102" calcext:value-type="float">
            <text:p>5.36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79]+0.05" office:value-type="float" office:value="4.79999999999999" calcext:value-type="float">
            <text:p>4.80</text:p>
          </table:table-cell>
          <table:table-cell table:style-name="ce8" table:formula="of:=[$'Решение СЛУ'.$J$4]+([$'Решение СЛУ'.$J$5]/[.B80])" office:value-type="float" office:value="5.34794436586516" calcext:value-type="float">
            <text:p>5.34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0]+0.05" office:value-type="float" office:value="4.84999999999999" calcext:value-type="float">
            <text:p>4.85</text:p>
          </table:table-cell>
          <table:table-cell table:style-name="ce8" table:formula="of:=[$'Решение СЛУ'.$J$4]+([$'Решение СЛУ'.$J$5]/[.B81])" office:value-type="float" office:value="5.3314560822798" calcext:value-type="float">
            <text:p>5.33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1]+0.05" office:value-type="float" office:value="4.89999999999999" calcext:value-type="float">
            <text:p>4.90</text:p>
          </table:table-cell>
          <table:table-cell table:style-name="ce8" table:formula="of:=[$'Решение СЛУ'.$J$4]+([$'Решение СЛУ'.$J$5]/[.B82])" office:value-type="float" office:value="5.31530429427782" calcext:value-type="float">
            <text:p>5.31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2]+0.05" office:value-type="float" office:value="4.94999999999999" calcext:value-type="float">
            <text:p>4.95</text:p>
          </table:table-cell>
          <table:table-cell table:style-name="ce8" table:formula="of:=[$'Решение СЛУ'.$J$4]+([$'Решение СЛУ'.$J$5]/[.B83])" office:value-type="float" office:value="5.29947880502336" calcext:value-type="float">
            <text:p>5.29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3]+0.05" office:value-type="float" office:value="4.99999999999999" calcext:value-type="float">
            <text:p>5.00</text:p>
          </table:table-cell>
          <table:table-cell table:style-name="ce8" table:formula="of:=[$'Решение СЛУ'.$J$4]+([$'Решение СЛУ'.$J$5]/[.B84])" office:value-type="float" office:value="5.28396982555399" calcext:value-type="float">
            <text:p>5.28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4]+0.05" office:value-type="float" office:value="5.04999999999999" calcext:value-type="float">
            <text:p>5.05</text:p>
          </table:table-cell>
          <table:table-cell table:style-name="ce8" table:formula="of:=[$'Решение СЛУ'.$J$4]+([$'Решение СЛУ'.$J$5]/[.B85])" office:value-type="float" office:value="5.26876795458895" calcext:value-type="float">
            <text:p>5.26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5]+0.05" office:value-type="float" office:value="5.09999999999999" calcext:value-type="float">
            <text:p>5.10</text:p>
          </table:table-cell>
          <table:table-cell table:style-name="ce8" table:formula="of:=[$'Решение СЛУ'.$J$4]+([$'Решение СЛУ'.$J$5]/[.B86])" office:value-type="float" office:value="5.2538641595252" calcext:value-type="float">
            <text:p>5.25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6]+0.05" office:value-type="float" office:value="5.14999999999999" calcext:value-type="float">
            <text:p>5.15</text:p>
          </table:table-cell>
          <table:table-cell table:style-name="ce8" table:formula="of:=[$'Решение СЛУ'.$J$4]+([$'Решение СЛУ'.$J$5]/[.B87])" office:value-type="float" office:value="5.23924975854035" calcext:value-type="float">
            <text:p>5.2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7]+0.05" office:value-type="float" office:value="5.19999999999999" calcext:value-type="float">
            <text:p>5.20</text:p>
          </table:table-cell>
          <table:table-cell table:style-name="ce8" table:formula="of:=[$'Решение СЛУ'.$J$4]+([$'Решение СЛУ'.$J$5]/[.B88])" office:value-type="float" office:value="5.22491640372829" calcext:value-type="float">
            <text:p>5.22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8]+0.05" office:value-type="float" office:value="5.24999999999999" calcext:value-type="float">
            <text:p>5.25</text:p>
          </table:table-cell>
          <table:table-cell table:style-name="ce8" table:formula="of:=[$'Решение СЛУ'.$J$4]+([$'Решение СЛУ'.$J$5]/[.B89])" office:value-type="float" office:value="5.21085606519836" calcext:value-type="float">
            <text:p>5.21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89]+0.05" office:value-type="float" office:value="5.29999999999999" calcext:value-type="float">
            <text:p>5.30</text:p>
          </table:table-cell>
          <table:table-cell table:style-name="ce8" table:formula="of:=[$'Решение СЛУ'.$J$4]+([$'Решение СЛУ'.$J$5]/[.B90])" office:value-type="float" office:value="5.19706101607465" calcext:value-type="float">
            <text:p>5.19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0]+0.05" office:value-type="float" office:value="5.34999999999999" calcext:value-type="float">
            <text:p>5.35</text:p>
          </table:table-cell>
          <table:table-cell table:style-name="ce8" table:formula="of:=[$'Решение СЛУ'.$J$4]+([$'Решение СЛУ'.$J$5]/[.B91])" office:value-type="float" office:value="5.18352381833644" calcext:value-type="float">
            <text:p>5.18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1]+0.05" office:value-type="float" office:value="5.39999999999999" calcext:value-type="float">
            <text:p>5.40</text:p>
          </table:table-cell>
          <table:table-cell table:style-name="ce8" table:formula="of:=[$'Решение СЛУ'.$J$4]+([$'Решение СЛУ'.$J$5]/[.B92])" office:value-type="float" office:value="5.17023730944523" calcext:value-type="float">
            <text:p>5.17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2]+0.05" office:value-type="float" office:value="5.44999999999999" calcext:value-type="float">
            <text:p>5.45</text:p>
          </table:table-cell>
          <table:table-cell table:style-name="ce8" table:formula="of:=[$'Решение СЛУ'.$J$4]+([$'Решение СЛУ'.$J$5]/[.B93])" office:value-type="float" office:value="5.15719458970799" calcext:value-type="float">
            <text:p>5.15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3]+0.05" office:value-type="float" office:value="5.49999999999999" calcext:value-type="float">
            <text:p>5.50</text:p>
          </table:table-cell>
          <table:table-cell table:style-name="ce8" table:formula="of:=[$'Решение СЛУ'.$J$4]+([$'Решение СЛУ'.$J$5]/[.B94])" office:value-type="float" office:value="5.14438901032961" calcext:value-type="float">
            <text:p>5.14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4]+0.05" office:value-type="float" office:value="5.54999999999999" calcext:value-type="float">
            <text:p>5.55</text:p>
          </table:table-cell>
          <table:table-cell table:style-name="ce8" table:formula="of:=[$'Решение СЛУ'.$J$4]+([$'Решение СЛУ'.$J$5]/[.B95])" office:value-type="float" office:value="5.13181416211119" calcext:value-type="float">
            <text:p>5.13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5]+0.05" office:value-type="float" office:value="5.59999999999999" calcext:value-type="float">
            <text:p>5.60</text:p>
          </table:table-cell>
          <table:table-cell table:style-name="ce8" table:formula="of:=[$'Решение СЛУ'.$J$4]+([$'Решение СЛУ'.$J$5]/[.B96])" office:value-type="float" office:value="5.11946386475382" calcext:value-type="float">
            <text:p>5.11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6]+0.05" office:value-type="float" office:value="5.64999999999999" calcext:value-type="float">
            <text:p>5.65</text:p>
          </table:table-cell>
          <table:table-cell table:style-name="ce8" table:formula="of:=[$'Решение СЛУ'.$J$4]+([$'Решение СЛУ'.$J$5]/[.B97])" office:value-type="float" office:value="5.10733215673021" calcext:value-type="float">
            <text:p>5.10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7]+0.05" office:value-type="float" office:value="5.69999999999999" calcext:value-type="float">
            <text:p>5.70</text:p>
          </table:table-cell>
          <table:table-cell table:style-name="ce8" table:formula="of:=[$'Решение СЛУ'.$J$4]+([$'Решение СЛУ'.$J$5]/[.B98])" office:value-type="float" office:value="5.09541328568947" calcext:value-type="float">
            <text:p>5.09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8]+0.05" office:value-type="float" office:value="5.74999999999999" calcext:value-type="float">
            <text:p>5.75</text:p>
          </table:table-cell>
          <table:table-cell table:style-name="ce8" table:formula="of:=[$'Решение СЛУ'.$J$4]+([$'Решение СЛУ'.$J$5]/[.B99])" office:value-type="float" office:value="5.08370169936248" calcext:value-type="float">
            <text:p>5.08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99]+0.05" office:value-type="float" office:value="5.79999999999999" calcext:value-type="float">
            <text:p>5.80</text:p>
          </table:table-cell>
          <table:table-cell table:style-name="ce8" table:formula="of:=[$'Решение СЛУ'.$J$4]+([$'Решение СЛУ'.$J$5]/[.B100])" office:value-type="float" office:value="5.07219203693768" calcext:value-type="float">
            <text:p>5.07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0]+0.05" office:value-type="float" office:value="5.84999999999999" calcext:value-type="float">
            <text:p>5.85</text:p>
          </table:table-cell>
          <table:table-cell table:style-name="ce8" table:formula="of:=[$'Решение СЛУ'.$J$4]+([$'Решение СЛУ'.$J$5]/[.B101])" office:value-type="float" office:value="5.06087912087912" calcext:value-type="float">
            <text:p>5.06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1]+0.05" office:value-type="float" office:value="5.89999999999999" calcext:value-type="float">
            <text:p>5.90</text:p>
          </table:table-cell>
          <table:table-cell table:style-name="ce8" table:formula="of:=[$'Решение СЛУ'.$J$4]+([$'Решение СЛУ'.$J$5]/[.B102])" office:value-type="float" office:value="5.04975794916053" calcext:value-type="float">
            <text:p>5.05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2]+0.05" office:value-type="float" office:value="5.94999999999999" calcext:value-type="float">
            <text:p>5.95</text:p>
          </table:table-cell>
          <table:table-cell table:style-name="ce8" table:formula="of:=[$'Решение СЛУ'.$J$4]+([$'Решение СЛУ'.$J$5]/[.B103])" office:value-type="float" office:value="5.038823687891" calcext:value-type="float">
            <text:p>5.0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3]+0.05" office:value-type="float" office:value="5.99999999999999" calcext:value-type="float">
            <text:p>6.00</text:p>
          </table:table-cell>
          <table:table-cell table:style-name="ce8" table:formula="of:=[$'Решение СЛУ'.$J$4]+([$'Решение СЛУ'.$J$5]/[.B104])" office:value-type="float" office:value="5.02807166430929" calcext:value-type="float">
            <text:p>5.02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4]+0.05" office:value-type="float" office:value="6.04999999999999" calcext:value-type="float">
            <text:p>6.05</text:p>
          </table:table-cell>
          <table:table-cell table:style-name="ce8" table:formula="of:=[$'Решение СЛУ'.$J$4]+([$'Решение СЛУ'.$J$5]/[.B105])" office:value-type="float" office:value="5.01749736012562" calcext:value-type="float">
            <text:p>5.01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5]+0.05" office:value-type="float" office:value="6.09999999999999" calcext:value-type="float">
            <text:p>6.10</text:p>
          </table:table-cell>
          <table:table-cell table:style-name="ce8" table:formula="of:=[$'Решение СЛУ'.$J$4]+([$'Решение СЛУ'.$J$5]/[.B106])" office:value-type="float" office:value="5.00709640519087" calcext:value-type="float">
            <text:p>5.00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6]+0.05" office:value-type="float" office:value="6.14999999999999" calcext:value-type="float">
            <text:p>6.15</text:p>
          </table:table-cell>
          <table:table-cell table:style-name="ce8" table:formula="of:=[$'Решение СЛУ'.$J$4]+([$'Решение СЛУ'.$J$5]/[.B107])" office:value-type="float" office:value="4.99686457147457" calcext:value-type="float">
            <text:p>4.99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7]+0.05" office:value-type="float" office:value="6.19999999999999" calcext:value-type="float">
            <text:p>6.20</text:p>
          </table:table-cell>
          <table:table-cell table:style-name="ce8" table:formula="of:=[$'Решение СЛУ'.$J$4]+([$'Решение СЛУ'.$J$5]/[.B108])" office:value-type="float" office:value="4.98679776733434" calcext:value-type="float">
            <text:p>4.98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8]+0.05" office:value-type="float" office:value="6.24999999999999" calcext:value-type="float">
            <text:p>6.25</text:p>
          </table:table-cell>
          <table:table-cell table:style-name="ce8" table:formula="of:=[$'Решение СЛУ'.$J$4]+([$'Решение СЛУ'.$J$5]/[.B109])" office:value-type="float" office:value="4.97689203206035" calcext:value-type="float">
            <text:p>4.97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09]+0.05" office:value-type="float" office:value="6.29999999999999" calcext:value-type="float">
            <text:p>6.30</text:p>
          </table:table-cell>
          <table:table-cell table:style-name="ce8" table:formula="of:=[$'Решение СЛУ'.$J$4]+([$'Решение СЛУ'.$J$5]/[.B110])" office:value-type="float" office:value="4.9671435306796" calcext:value-type="float">
            <text:p>4.96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0]+0.05" office:value-type="float" office:value="6.34999999999999" calcext:value-type="float">
            <text:p>6.35</text:p>
          </table:table-cell>
          <table:table-cell table:style-name="ce8" table:formula="of:=[$'Решение СЛУ'.$J$4]+([$'Решение СЛУ'.$J$5]/[.B111])" office:value-type="float" office:value="4.95754854900563" calcext:value-type="float">
            <text:p>4.95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1]+0.05" office:value-type="float" office:value="6.39999999999999" calcext:value-type="float">
            <text:p>6.40</text:p>
          </table:table-cell>
          <table:table-cell table:style-name="ce8" table:formula="of:=[$'Решение СЛУ'.$J$4]+([$'Решение СЛУ'.$J$5]/[.B112])" office:value-type="float" office:value="4.94810348892032" calcext:value-type="float">
            <text:p>4.94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2]+0.05" office:value-type="float" office:value="6.44999999999999" calcext:value-type="float">
            <text:p>6.45</text:p>
          </table:table-cell>
          <table:table-cell table:style-name="ce8" table:formula="of:=[$'Решение СЛУ'.$J$4]+([$'Решение СЛУ'.$J$5]/[.B113])" office:value-type="float" office:value="4.93880486387509" calcext:value-type="float">
            <text:p>4.9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3]+0.05" office:value-type="float" office:value="6.49999999999999" calcext:value-type="float">
            <text:p>6.50</text:p>
          </table:table-cell>
          <table:table-cell table:style-name="ce8" table:formula="of:=[$'Решение СЛУ'.$J$4]+([$'Решение СЛУ'.$J$5]/[.B114])" office:value-type="float" office:value="4.92964929459979" calcext:value-type="float">
            <text:p>4.93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4]+0.05" office:value-type="float" office:value="6.54999999999999" calcext:value-type="float">
            <text:p>6.55</text:p>
          </table:table-cell>
          <table:table-cell table:style-name="ce8" table:formula="of:=[$'Решение СЛУ'.$J$4]+([$'Решение СЛУ'.$J$5]/[.B115])" office:value-type="float" office:value="4.92063350500808" calcext:value-type="float">
            <text:p>4.92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5]+0.05" office:value-type="float" office:value="6.59999999999998" calcext:value-type="float">
            <text:p>6.60</text:p>
          </table:table-cell>
          <table:table-cell table:style-name="ce8" table:formula="of:=[$'Решение СЛУ'.$J$4]+([$'Решение СЛУ'.$J$5]/[.B116])" office:value-type="float" office:value="4.91175431828897" calcext:value-type="float">
            <text:p>4.91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6]+0.05" office:value-type="float" office:value="6.64999999999998" calcext:value-type="float">
            <text:p>6.65</text:p>
          </table:table-cell>
          <table:table-cell table:style-name="ce8" table:formula="of:=[$'Решение СЛУ'.$J$4]+([$'Решение СЛУ'.$J$5]/[.B117])" office:value-type="float" office:value="4.90300865317466" calcext:value-type="float">
            <text:p>4.90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7]+0.05" office:value-type="float" office:value="6.69999999999998" calcext:value-type="float">
            <text:p>6.70</text:p>
          </table:table-cell>
          <table:table-cell table:style-name="ce8" table:formula="of:=[$'Решение СЛУ'.$J$4]+([$'Решение СЛУ'.$J$5]/[.B118])" office:value-type="float" office:value="4.89439352037549" calcext:value-type="float">
            <text:p>4.894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8]+0.05" office:value-type="float" office:value="6.74999999999998" calcext:value-type="float">
            <text:p>6.75</text:p>
          </table:table-cell>
          <table:table-cell table:style-name="ce8" table:formula="of:=[$'Решение СЛУ'.$J$4]+([$'Решение СЛУ'.$J$5]/[.B119])" office:value-type="float" office:value="4.88590601917335" calcext:value-type="float">
            <text:p>4.88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19]+0.05" office:value-type="float" office:value="6.79999999999998" calcext:value-type="float">
            <text:p>6.80</text:p>
          </table:table-cell>
          <table:table-cell table:style-name="ce8" table:formula="of:=[$'Решение СЛУ'.$J$4]+([$'Решение СЛУ'.$J$5]/[.B120])" office:value-type="float" office:value="4.87754333416535" calcext:value-type="float">
            <text:p>4.87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0]+0.05" office:value-type="float" office:value="6.84999999999998" calcext:value-type="float">
            <text:p>6.85</text:p>
          </table:table-cell>
          <table:table-cell table:style-name="ce8" table:formula="of:=[$'Решение СЛУ'.$J$4]+([$'Решение СЛУ'.$J$5]/[.B121])" office:value-type="float" office:value="4.86930273215017" calcext:value-type="float">
            <text:p>4.86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1]+0.05" office:value-type="float" office:value="6.89999999999998" calcext:value-type="float">
            <text:p>6.90</text:p>
          </table:table-cell>
          <table:table-cell table:style-name="ce8" table:formula="of:=[$'Решение СЛУ'.$J$4]+([$'Решение СЛУ'.$J$5]/[.B122])" office:value-type="float" office:value="4.8611815591497" calcext:value-type="float">
            <text:p>4.861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2]+0.05" office:value-type="float" office:value="6.94999999999998" calcext:value-type="float">
            <text:p>6.95</text:p>
          </table:table-cell>
          <table:table-cell table:style-name="ce8" table:formula="of:=[$'Решение СЛУ'.$J$4]+([$'Решение СЛУ'.$J$5]/[.B123])" office:value-type="float" office:value="4.85317723755932" calcext:value-type="float">
            <text:p>4.853</text:p>
          </table:table-cell>
          <table:table-cell table:number-columns-repeated="1021"/>
        </table:table-row>
        <table:table-row table:style-name="ro1">
          <table:table-cell table:style-name="ce20"/>
          <table:table-cell table:style-name="ce23" table:formula="of:=[.B123]+0.05" office:value-type="float" office:value="6.99999999999998" calcext:value-type="float">
            <text:p>7.00</text:p>
          </table:table-cell>
          <table:table-cell table:style-name="ce25" table:formula="of:=[$'Решение СЛУ'.$J$4]+([$'Решение СЛУ'.$J$5]/[.B124])" office:value-type="float" office:value="4.84528726342022" calcext:value-type="float">
            <text:p>4.845</text:p>
          </table:table-cell>
          <table:table-cell table:style-name="ce20" table:number-columns-repeated="1021"/>
        </table:table-row>
        <table:table-row table:style-name="ro1">
          <table:table-cell/>
          <table:table-cell table:style-name="ce22" table:formula="of:=[.B124]+0.05" office:value-type="float" office:value="7.04999999999998" calcext:value-type="float">
            <text:p>7.05</text:p>
          </table:table-cell>
          <table:table-cell table:style-name="ce8" table:formula="of:=[$'Решение СЛУ'.$J$4]+([$'Решение СЛУ'.$J$5]/[.B125])" office:value-type="float" office:value="4.83750920380792" calcext:value-type="float">
            <text:p>4.838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5]+0.05" office:value-type="float" office:value="7.09999999999998" calcext:value-type="float">
            <text:p>7.10</text:p>
          </table:table-cell>
          <table:table-cell table:style-name="ce8" table:formula="of:=[$'Решение СЛУ'.$J$4]+([$'Решение СЛУ'.$J$5]/[.B126])" office:value-type="float" office:value="4.829840694331" calcext:value-type="float">
            <text:p>4.83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6]+0.05" office:value-type="float" office:value="7.14999999999998" calcext:value-type="float">
            <text:p>7.15</text:p>
          </table:table-cell>
          <table:table-cell table:style-name="ce8" table:formula="of:=[$'Решение СЛУ'.$J$4]+([$'Решение СЛУ'.$J$5]/[.B127])" office:value-type="float" office:value="4.82227943673488" calcext:value-type="float">
            <text:p>4.82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7]+0.05" office:value-type="float" office:value="7.19999999999998" calcext:value-type="float">
            <text:p>7.20</text:p>
          </table:table-cell>
          <table:table-cell table:style-name="ce8" table:formula="of:=[$'Решение СЛУ'.$J$4]+([$'Решение СЛУ'.$J$5]/[.B128])" office:value-type="float" office:value="4.81482319660538" calcext:value-type="float">
            <text:p>4.81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8]+0.05" office:value-type="float" office:value="7.24999999999998" calcext:value-type="float">
            <text:p>7.25</text:p>
          </table:table-cell>
          <table:table-cell table:style-name="ce8" table:formula="of:=[$'Решение СЛУ'.$J$4]+([$'Решение СЛУ'.$J$5]/[.B129])" office:value-type="float" office:value="4.80746980116731" calcext:value-type="float">
            <text:p>4.80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29]+0.05" office:value-type="float" office:value="7.29999999999998" calcext:value-type="float">
            <text:p>7.30</text:p>
          </table:table-cell>
          <table:table-cell table:style-name="ce8" table:formula="of:=[$'Решение СЛУ'.$J$4]+([$'Решение СЛУ'.$J$5]/[.B130])" office:value-type="float" office:value="4.8002171371736" calcext:value-type="float">
            <text:p>4.80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0]+0.05" office:value-type="float" office:value="7.34999999999998" calcext:value-type="float">
            <text:p>7.35</text:p>
          </table:table-cell>
          <table:table-cell table:style-name="ce8" table:formula="of:=[$'Решение СЛУ'.$J$4]+([$'Решение СЛУ'.$J$5]/[.B131])" office:value-type="float" office:value="4.79306314888049" calcext:value-type="float">
            <text:p>4.79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1]+0.05" office:value-type="float" office:value="7.39999999999998" calcext:value-type="float">
            <text:p>7.40</text:p>
          </table:table-cell>
          <table:table-cell table:style-name="ce8" table:formula="of:=[$'Решение СЛУ'.$J$4]+([$'Решение СЛУ'.$J$5]/[.B132])" office:value-type="float" office:value="4.78600583610485" calcext:value-type="float">
            <text:p>4.78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2]+0.05" office:value-type="float" office:value="7.44999999999998" calcext:value-type="float">
            <text:p>7.45</text:p>
          </table:table-cell>
          <table:table-cell table:style-name="ce8" table:formula="of:=[$'Решение СЛУ'.$J$4]+([$'Решение СЛУ'.$J$5]/[.B133])" office:value-type="float" office:value="4.77904325235975" calcext:value-type="float">
            <text:p>4.77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3]+0.05" office:value-type="float" office:value="7.49999999999998" calcext:value-type="float">
            <text:p>7.50</text:p>
          </table:table-cell>
          <table:table-cell table:style-name="ce8" table:formula="of:=[$'Решение СЛУ'.$J$4]+([$'Решение СЛУ'.$J$5]/[.B134])" office:value-type="float" office:value="4.77217350306459" calcext:value-type="float">
            <text:p>4.77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4]+0.05" office:value-type="float" office:value="7.54999999999998" calcext:value-type="float">
            <text:p>7.55</text:p>
          </table:table-cell>
          <table:table-cell table:style-name="ce8" table:formula="of:=[$'Решение СЛУ'.$J$4]+([$'Решение СЛУ'.$J$5]/[.B135])" office:value-type="float" office:value="4.76539474382632" calcext:value-type="float">
            <text:p>4.765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5]+0.05" office:value-type="float" office:value="7.59999999999998" calcext:value-type="float">
            <text:p>7.60</text:p>
          </table:table-cell>
          <table:table-cell table:style-name="ce8" table:formula="of:=[$'Решение СЛУ'.$J$4]+([$'Решение СЛУ'.$J$5]/[.B136])" office:value-type="float" office:value="4.75870517878856" calcext:value-type="float">
            <text:p>4.75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6]+0.05" office:value-type="float" office:value="7.64999999999998" calcext:value-type="float">
            <text:p>7.65</text:p>
          </table:table-cell>
          <table:table-cell table:style-name="ce8" table:formula="of:=[$'Решение СЛУ'.$J$4]+([$'Решение СЛУ'.$J$5]/[.B137])" office:value-type="float" office:value="4.7521030590454" calcext:value-type="float">
            <text:p>4.752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7]+0.05" office:value-type="float" office:value="7.69999999999998" calcext:value-type="float">
            <text:p>7.70</text:p>
          </table:table-cell>
          <table:table-cell table:style-name="ce8" table:formula="of:=[$'Решение СЛУ'.$J$4]+([$'Решение СЛУ'.$J$5]/[.B138])" office:value-type="float" office:value="4.74558668111709" calcext:value-type="float">
            <text:p>4.746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8]+0.05" office:value-type="float" office:value="7.74999999999998" calcext:value-type="float">
            <text:p>7.75</text:p>
          </table:table-cell>
          <table:table-cell table:style-name="ce8" table:formula="of:=[$'Решение СЛУ'.$J$4]+([$'Решение СЛУ'.$J$5]/[.B139])" office:value-type="float" office:value="4.73915438548463" calcext:value-type="float">
            <text:p>4.739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39]+0.05" office:value-type="float" office:value="7.79999999999998" calcext:value-type="float">
            <text:p>7.80</text:p>
          </table:table-cell>
          <table:table-cell table:style-name="ce8" table:formula="of:=[$'Решение СЛУ'.$J$4]+([$'Решение СЛУ'.$J$5]/[.B140])" office:value-type="float" office:value="4.73280455518079" calcext:value-type="float">
            <text:p>4.733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0]+0.05" office:value-type="float" office:value="7.84999999999998" calcext:value-type="float">
            <text:p>7.85</text:p>
          </table:table-cell>
          <table:table-cell table:style-name="ce8" table:formula="of:=[$'Решение СЛУ'.$J$4]+([$'Решение СЛУ'.$J$5]/[.B141])" office:value-type="float" office:value="4.72653561443497" calcext:value-type="float">
            <text:p>4.727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1]+0.05" office:value-type="float" office:value="7.89999999999998" calcext:value-type="float">
            <text:p>7.90</text:p>
          </table:table-cell>
          <table:table-cell table:style-name="ce8" table:formula="of:=[$'Решение СЛУ'.$J$4]+([$'Решение СЛУ'.$J$5]/[.B142])" office:value-type="float" office:value="4.72034602736946" calcext:value-type="float">
            <text:p>4.720</text:p>
          </table:table-cell>
          <table:table-cell table:number-columns-repeated="1021"/>
        </table:table-row>
        <table:table-row table:style-name="ro1">
          <table:table-cell/>
          <table:table-cell table:style-name="ce22" table:formula="of:=[.B142]+0.05" office:value-type="float" office:value="7.94999999999998" calcext:value-type="float">
            <text:p>7.95</text:p>
          </table:table-cell>
          <table:table-cell table:style-name="ce8" table:formula="of:=[$'Решение СЛУ'.$J$4]+([$'Решение СЛУ'.$J$5]/[.B143])" office:value-type="float" office:value="4.71423429674504" calcext:value-type="float">
            <text:p>4.714</text:p>
          </table:table-cell>
          <table:table-cell table:number-columns-repeated="1021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огноз" table:style-name="ta1">
        <table:shapes>
          <draw:frame draw:z-index="0" draw:style-name="gr2" draw:text-style-name="P1" svg:width="15.406cm" svg:height="23.631cm" svg:x="15.985cm" svg:y="0cm">
            <draw:object draw:notify-on-update-of-ranges="'Линия тренда'.B4:'Линия тренда'.B143 'Линия тренда'.B4:'Линия тренда'.B143 'Линия тренда'.C3:'Линия тренда'.C3 'Линия тренда'.C4:'Линия тренда'.C143 'Расчет МНК'.B4:'Расчет МНК'.B9 'Расчет МНК'.C3:'Расчет МНК'.C3 'Расчет МНК'.C4:'Расчет МНК'.C9 Прогноз.C19:Прогноз.C19 Прогноз.C20:Прогноз.C20 Прогноз.B20:Прогноз.B20 Прогноз.E19:Прогноз.E19 Прогноз.E20:Прогноз.E20 Прогноз.D20:Прогноз.D20 Прогноз.G19:Прогноз.G19 Прогноз.G20:Прогноз.G20 Прогноз.F20:Прогноз.F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Точечный прогноз:</text:p>
          </table:table-cell>
          <table:covered-table-cell table:style-name="ce21"/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t =</text:p>
          </table:table-cell>
          <table:table-cell table:style-name="ce58" table:formula="of:=2*[$'Исходные данные'.H3]-[$'Исходные данные'.G3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ŷ<text:span text:style-name="T1">t</text:span>  =</text:p>
          </table:table-cell>
          <table:table-cell table:style-name="ce18" table:formula="of:=[$'Линия тренда'.C124]" office:value-type="float" office:value="4.84528726342022" calcext:value-type="float">
            <text:p>4.8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 table:number-columns-spanned="2" table:number-rows-spanned="1">
            <text:p>Интервальный прогноз: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Квадраты отклонений:</text:p>
          </table:table-cell>
          <table:covered-table-cell table:style-name="ce1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text:span text:style-name="T1">t</text:span>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table:formula="of:=[$'Расчет МНК'.B4]" office:value-type="float" office:value="1" calcext:value-type="float">
            <text:p>1</text:p>
          </table:table-cell>
          <table:table-cell table:style-name="ce60" table:formula="of:=([$'Расчет МНК'.C4]-[$'Линия тренда'.C4])^2" office:value-type="float" office:value="0.0055464220416767" calcext:value-type="float">
            <text:p>0.005546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v <text:s/>=</text:p>
          </table:table-cell>
          <table:table-cell table:style-name="ce21" table:formula="of:=[.C7]-2" office:value-type="float" office:value="4" calcext:value-type="float">
            <text:p>4</text:p>
          </table:table-cell>
          <table:table-cell/>
          <table:table-cell table:style-name="ce4" table:formula="of:=[$'Расчет МНК'.B5]" office:value-type="float" office:value="2" calcext:value-type="float">
            <text:p>2</text:p>
          </table:table-cell>
          <table:table-cell table:style-name="ce60" table:formula="of:=([$'Расчет МНК'.C5]-[$'Линия тренда'.C24])^2" office:value-type="float" office:value="0.0823995836964947" calcext:value-type="float">
            <text:p>0.082400</text:p>
          </table:table-cell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α</text:p>
          </table:table-cell>
          <table:table-cell table:style-name="ce4" office:value-type="float" office:value="0.05" calcext:value-type="float">
            <text:p>0.05</text:p>
          </table:table-cell>
          <table:table-cell/>
          <table:table-cell table:style-name="ce4" table:formula="of:=[$'Расчет МНК'.B6]" office:value-type="float" office:value="3" calcext:value-type="float">
            <text:p>3</text:p>
          </table:table-cell>
          <table:table-cell table:style-name="ce60" table:formula="of:=([$'Расчет МНК'.C6]-[$'Линия тренда'.C44])^2" office:value-type="float" office:value="0.037032202747451" calcext:value-type="float">
            <text:p>0.037032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 =</text:p>
          </table:table-cell>
          <table:table-cell table:style-name="ce21" table:formula="of:=1 - [.C10]" office:value-type="float" office:value="0.95" calcext:value-type="float">
            <text:p>0.95</text:p>
          </table:table-cell>
          <table:table-cell/>
          <table:table-cell table:style-name="ce4" table:formula="of:=[$'Расчет МНК'.B7]" office:value-type="float" office:value="4" calcext:value-type="float">
            <text:p>4</text:p>
          </table:table-cell>
          <table:table-cell table:style-name="ce60" table:formula="of:=([$'Расчет МНК'.C7]-[$'Линия тренда'.C64])^2" office:value-type="float" office:value="0.00459915463358857" calcext:value-type="float">
            <text:p>0.004599</text:p>
          </table:table-cell>
          <table:table-cell table:number-columns-repeated="1018"/>
        </table:table-row>
        <table:table-row table:style-name="ro1">
          <table:table-cell/>
          <table:table-cell table:style-name="ce53" office:value-type="string" calcext:value-type="string">
            <text:p>t<text:span text:style-name="T4">α</text:span></text:p>
          </table:table-cell>
          <table:table-cell table:style-name="ce53" office:value-type="float" office:value="2.776" calcext:value-type="float">
            <text:p>2.776</text:p>
          </table:table-cell>
          <table:table-cell/>
          <table:table-cell table:style-name="ce4" table:formula="of:=[$'Расчет МНК'.B8]" office:value-type="float" office:value="5" calcext:value-type="float">
            <text:p>5</text:p>
          </table:table-cell>
          <table:table-cell table:style-name="ce60" table:formula="of:=([$'Расчет МНК'.C8]-[$'Линия тренда'.C84])^2" office:value-type="float" office:value="0.0466690362711733" calcext:value-type="float">
            <text:p>0.04666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table:formula="of:=[$'Расчет МНК'.B9]" office:value-type="float" office:value="6" calcext:value-type="float">
            <text:p>6</text:p>
          </table:table-cell>
          <table:table-cell table:style-name="ce60" table:formula="of:=([$'Расчет МНК'.C9]-[$'Линия тренда'.C104])^2" office:value-type="float" office:value="0.0164023511989514" calcext:value-type="float">
            <text:p>0.01640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2" office:value-type="string" calcext:value-type="string">
            <text:p>Σ</text:p>
          </table:table-cell>
          <table:table-cell table:style-name="ce60" table:formula="of:=SUM([.F8:.F13])" office:value-type="float" office:value="0.192648750589336" calcext:value-type="float">
            <text:p>0.192649</text:p>
          </table:table-cell>
          <table:table-cell table:number-columns-repeated="1018"/>
        </table:table-row>
        <table:table-row table:style-name="ro1">
          <table:table-cell/>
          <table:table-cell table:style-name="ce54" office:value-type="string" calcext:value-type="string">
            <text:p>S<text:span text:style-name="T1">y</text:span><text:span text:style-name="T3">2</text:span></text:p>
          </table:table-cell>
          <table:table-cell table:style-name="ce59" table:formula="of:=[.F14]/[.C9]" office:value-type="float" office:value="0.0481621876473339" calcext:value-type="float">
            <text:p>0.048162</text:p>
          </table:table-cell>
          <table:table-cell table:number-columns-repeated="1021"/>
        </table:table-row>
        <table:table-row table:style-name="ro1">
          <table:table-cell/>
          <table:table-cell table:style-name="ce52" office:value-type="string" calcext:value-type="string">
            <text:p>Δ</text:p>
          </table:table-cell>
          <table:table-cell table:style-name="ce60" table:formula="of:=SQRT([.C15])*[.C12]" office:value-type="float" office:value="0.609217772685089" calcext:value-type="float">
            <text:p>0.609218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y =</text:p>
          </table:table-cell>
          <table:table-cell table:style-name="ce4" table:formula="of:=COM.MICROSOFT.CONCAT(ROUND([.C4]; 3);&quot; ± &quot;;ROUND([.C16]; 3))" office:value-type="string" office:string-value="4.845 ± 0.609" calcext:value-type="string">
            <text:p>4.845 ± 0.60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2">ŷ</text:span><text:span text:style-name="T1">7</text:span></text:p>
          </table:table-cell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2">ŷ</text:span><text:span text:style-name="T1">7</text:span><text:span text:style-name="T2">+</text:span><text:span text:style-name="T5">Δ</text:span></text:p>
          </table:table-cell>
          <table:table-cell table:style-name="ce55" office:value-type="string" calcext:value-type="string">
            <text:p>t</text:p>
          </table:table-cell>
          <table:table-cell table:style-name="ce61" office:value-type="string" calcext:value-type="string">
            <text:p><text:span text:style-name="T2">ŷ</text:span><text:span text:style-name="T1">7</text:span><text:span text:style-name="T2">-</text:span><text:span text:style-name="T5">Δ</text:span></text:p>
          </table:table-cell>
          <table:table-cell table:number-columns-repeated="1017"/>
        </table:table-row>
        <table:table-row table:style-name="ro1">
          <table:table-cell/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" office:value-type="float" office:value="4.84528726342022" calcext:value-type="float">
            <text:p>4.845</text:p>
          </table:table-cell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+[.C16]" office:value-type="float" office:value="5.45450503610531" calcext:value-type="float">
            <text:p>5.455</text:p>
          </table:table-cell>
          <table:table-cell table:style-name="ce56" table:formula="of:=[.C3]" office:value-type="float" office:value="7" calcext:value-type="float">
            <text:p>7</text:p>
          </table:table-cell>
          <table:table-cell table:style-name="ce62" table:formula="of:=[.C4]-[.C16]" office:value-type="float" office:value="4.23606949073513" calcext:value-type="float">
            <text:p>4.236</text:p>
          </table:table-cell>
          <table:table-cell table:number-columns-repeated="1017"/>
        </table:table-row>
        <table:table-row table:style-name="ro1">
          <table:table-cell/>
          <table:table-cell table:style-name="ce57" table:number-columns-repeated="6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20:44:45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59:55.015000000</meta:creation-date>
    <dc:date>2022-05-19T21:21:25.899000000</dc:date>
    <meta:editing-duration>PT2H56M21S</meta:editing-duration>
    <meta:editing-cycles>15</meta:editing-cycles>
    <meta:generator>LibreOffice/7.0.3.1$Windows_X86_64 LibreOffice_project/d7547858d014d4cf69878db179d326fc3483e082</meta:generator>
    <meta:document-statistic meta:table-count="5" meta:cell-count="431" meta:object-count="3"/>
  </office:meta>
</office:document-meta>
</file>

<file path=Object 1/content.xml><?xml version="1.0" encoding="utf-8"?>
<math xmlns="http://www.w3.org/1998/Math/MathML" display="block">
  <semantics>
    <mrow>
      <mover accent="true">
        <msub>
          <mi>y</mi>
          <mi>t</mi>
        </msub>
        <mo stretchy="true">^</mo>
      </mover>
      <mo stretchy="false">=</mo>
      <mrow>
        <mi>a</mi>
        <mo stretchy="false">+</mo>
        <mfrac>
          <mi>b</mi>
          <mi>t</mi>
        </mfrac>
      </mrow>
    </mrow>
    <annotation encoding="StarMath 5.0">widehat {y} _t = a + { b } over { t }</annotation>
  </semantics>
</math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Обычный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Обычный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5cm" svg:stroke-color="#55308d" draw:fill-color="#55308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bitmap" draw:fill-color="#e6e6e6" draw:fill-image-name="ChartBitmap_20_1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848cm" svg:height="23.135cm" xlink:href=".." xlink:type="simple" chart:class="chart:scatter" chart:style-name="ch1">
        <chart:title svg:x="6.005cm" svg:y="0.598cm" chart:style-name="ch2">
          <text:p>Линия тренда</text:p>
        </chart:title>
        <chart:legend chart:legend-position="end" svg:x="11.778cm" svg:y="11.019cm" style:legend-expansion="high" chart:style-name="ch3"/>
        <chart:plot-area chart:style-name="ch4" table:cell-range-address="'Линия тренда'.B4:'Линия тренда'.C143 'Линия тренда'.C3:'Линия тренда'.C3 'Расчет МНК'.C3:'Расчет МНК'.C9" chart:data-source-has-labels="both" svg:x="1.307cm" svg:y="1.839cm" svg:width="10.175cm" svg:height="19.853cm">
          <chart:coordinate-region svg:x="1.743cm" svg:y="2.038cm" svg:width="9.46cm" svg:height="19.007cm"/>
          <chart:axis chart:dimension="x" chart:name="primary-x" chart:style-name="ch5" chartooo:axis-type="auto">
            <chart:title svg:x="5.993cm" svg:y="22.154cm" chart:style-name="ch6">
              <text:p>t, год</text:p>
            </chart:title>
            <chart:categories table:cell-range-address="'Линия тренда'.B4:'Линия тренда'.B143"/>
          </chart:axis>
          <chart:axis chart:dimension="y" chart:name="primary-y" chart:style-name="ch5">
            <chart:title svg:x="0.451cm" svg:y="12.206cm" chart:style-name="ch7">
              <text:p>y, шт.</text:p>
            </chart:title>
            <chart:grid chart:style-name="ch8" chart:class="major"/>
          </chart:axis>
          <chart:series chart:style-name="ch9" chart:values-cell-range-address="'Линия тренда'.C4:'Линия тренда'.C143" chart:label-cell-address="'Линия тренда'.C3:'Линия тренда'.C3" chart:class="chart:scatter">
            <chart:domain table:cell-range-address="'Линия тренда'.B4:'Линия тренда'.B143"/>
            <chart:data-point chart:repeated="140"/>
          </chart:series>
          <chart:series chart:style-name="ch10" chart:values-cell-range-address="'Расчет МНК'.C4:'Расчет МНК'.C9" chart:label-cell-address="'Расчет МНК'.C3:'Расчет МНК'.C3" chart:class="chart:scatter">
            <chart:domain table:cell-range-address="'Расчет МНК'.B4:'Расчет МНК'.B9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̂t</text:p>
                <draw:g>
                  <svg:desc>'Линия тренда'.C3:'Линия тренда'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y, шт.</text:p>
                <draw:g>
                  <svg:desc>'Расчет МНК'.C3:'Расчет МНК'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1.4255256954267">
                <text:p>11.4255256954267</text:p>
                <draw:g>
                  <svg:desc>'Линия тренда'.C4:'Линия тренда'.C143</svg:desc>
                </draw:g>
              </table:table-cell>
              <table:table-cell office:value-type="float" office:value="1">
                <text:p>1</text:p>
                <draw:g>
                  <svg:desc>'Расчет МНК'.B4:'Расчет МНК'.B9</svg:desc>
                </draw:g>
              </table:table-cell>
              <table:table-cell office:value-type="float" office:value="11.5">
                <text:p>11.5</text:p>
                <draw:g>
                  <svg:desc>'Расчет МНК'.C4:'Расчет МНК'.C9</svg:desc>
                </draw:g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1.0599568936485">
                <text:p>11.0599568936485</text:p>
              </table:table-cell>
              <table:table-cell office:value-type="float" office:value="2">
                <text:p>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0.7276216193048">
                <text:p>10.7276216193048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10.4241850644692">
                <text:p>10.4241850644692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0.1460348892032">
                <text:p>10.1460348892032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9.89013672795851">
                <text:p>9.89013672795851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9.65392304065571">
                <text:p>9.6539230406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9.43520666352349">
                <text:p>9.4352066635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9.23211288475786">
                <text:p>9.23211288475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9.04302557349331">
                <text:p>9.0430255734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.86654408297972">
                <text:p>8.8665440829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8.70144849507992">
                <text:p>8.7014484950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8.54667138142385">
                <text:p>8.5466713814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8.40127469889846">
                <text:p>8.4012746988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8.26443076240397">
                <text:p>8.2644307624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8.13540647942345">
                <text:p>8.135406479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8.01355021216407">
                <text:p>8.0135502121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  <table:table-cell office:value-type="float" office:value="7.89828077016195">
                <text:p>7.89828077016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7.78907814089679">
                <text:p>7.7890781408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7.68547564646574">
                <text:p>7.6854756464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8705327675624">
                <text:p>7.5870532767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7.49343199825209">
                <text:p>7.4934319982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7.40426887586718">
                <text:p>7.4042688758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  <table:table-cell office:value-type="float" office:value="7.31925287545366">
                <text:p>7.3192528754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7.2381012386953">
                <text:p>7.238101238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7.16055634134842">
                <text:p>7.1605563413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7.08638296127749">
                <text:p>7.0863829612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35">
                <text:p>2.35</text:p>
              </table:table-cell>
              <table:table-cell office:value-type="float" office:value="7.01536589525214">
                <text:p>7.01536589525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6.94730787364451">
                <text:p>6.9473078736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6.88202773046984">
                <text:p>6.8820277304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6.81935879302216">
                <text:p>6.8193587930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6.75914746096458">
                <text:p>6.7591474609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6.70125194937076">
                <text:p>6.7012519493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65">
                <text:p>2.65</text:p>
              </table:table-cell>
              <table:table-cell office:value-type="float" office:value="6.6455411740635">
                <text:p>6.645541174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6.59189376080465">
                <text:p>6.5918937608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6.5401971625734">
                <text:p>6.540197162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6.49034687142184">
                <text:p>6.4903468714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  <table:table-cell office:value-type="float" office:value="6.44224571329313">
                <text:p>6.44224571329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6.39580321578956">
                <text:p>6.3958032157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6.35093504023526">
                <text:p>6.3509350402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0756247053277">
                <text:p>6.3075624705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  <table:table-cell office:value-type="float" office:value="6.26561195229593">
                <text:p>6.2656119522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6.22501467658287">
                <text:p>6.2250146765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  <table:table-cell office:value-type="float" office:value="6.18570620327339">
                <text:p>6.1857062032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6.14762611975483">
                <text:p>6.1476261197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6.11071773111377">
                <text:p>6.1107177311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6.07492777849214">
                <text:p>6.0749277784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  <table:table-cell office:value-type="float" office:value="6.04020618266518">
                <text:p>6.0402061826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6.00650581024489">
                <text:p>6.0065058102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3.45">
                <text:p>3.45</text:p>
              </table:table-cell>
              <table:table-cell office:value-type="float" office:value="5.9737822602136">
                <text:p>5.973782260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.94199366875463">
                <text:p>5.9419936687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5.9111005305762">
                <text:p>5.911100530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5.88106553512494">
                <text:p>5.8810655351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.85185341626139">
                <text:p>5.8518534162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5.82343081412388">
                <text:p>5.8234308141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5.79576614804338">
                <text:p>5.7957661480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5.7688294994913">
                <text:p>5.768829499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5.74259250414838">
                <text:p>5.7425925041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5.71702825227578">
                <text:p>5.7170282522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5.69211119665312">
                <text:p>5.6921111966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5.66781706742103">
                <text:p>5.6678170674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5.6441227932317">
                <text:p>5.644122793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5.62100642816895">
                <text:p>5.621006428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5.59844708395108">
                <text:p>5.5984470839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5.57642486697649">
                <text:p>5.57642486697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5.55492081981307">
                <text:p>5.5549208198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5.53391686676974">
                <text:p>5.5339168667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5.51339576322164">
                <text:p>5.5133957632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5.49334104839055">
                <text:p>5.4933410483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5.47373700130848">
                <text:p>5.4737370013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5.45456859971712">
                <text:p>5.4545685997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5.43582148167721">
                <text:p>5.4358214816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5.41748190968165">
                <text:p>5.417481909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5.39953673708385">
                <text:p>5.3995367370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5.38197337666897">
                <text:p>5.3819733766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5.3647797712102">
                <text:p>5.364779771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5.34794436586516">
                <text:p>5.3479443658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5.3314560822798">
                <text:p>5.331456082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5.31530429427782">
                <text:p>5.3153042942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5.29947880502336">
                <text:p>5.2994788050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5.28396982555399">
                <text:p>5.2839698255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5.26876795458895">
                <text:p>5.2687679545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5.2538641595252">
                <text:p>5.253864159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5.23924975854035">
                <text:p>5.2392497585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5.22491640372829">
                <text:p>5.2249164037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5.21085606519836">
                <text:p>5.2108560651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5.19706101607465">
                <text:p>5.1970610160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5.18352381833644">
                <text:p>5.1835238183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5.17023730944523">
                <text:p>5.17023730944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5.15719458970799">
                <text:p>5.15719458970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5.14438901032961">
                <text:p>5.1443890103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5.13181416211119">
                <text:p>5.1318141621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5.11946386475382">
                <text:p>5.1194638647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5.10733215673021">
                <text:p>5.1073321567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5.09541328568947">
                <text:p>5.0954132856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5.08370169936248">
                <text:p>5.0837016993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5.07219203693768">
                <text:p>5.07219203693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5.06087912087912">
                <text:p>5.0608791208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5.04975794916053">
                <text:p>5.0497579491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5.038823687891">
                <text:p>5.03882368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5.02807166430929">
                <text:p>5.02807166430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5.01749736012562">
                <text:p>5.0174973601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5.00709640519087">
                <text:p>5.0070964051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4.99686457147457">
                <text:p>4.996864571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4.98679776733434">
                <text:p>4.9867977673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4.97689203206035">
                <text:p>4.9768920320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4.9671435306796">
                <text:p>4.967143530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4.95754854900563">
                <text:p>4.9575485490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4.94810348892032">
                <text:p>4.9481034889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4.93880486387509">
                <text:p>4.9388048638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4.92964929459979">
                <text:p>4.9296492945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4.92063350500808">
                <text:p>4.9206335050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4.91175431828897">
                <text:p>4.9117543182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4.90300865317466">
                <text:p>4.90300865317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4.89439352037549">
                <text:p>4.8943935203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4.88590601917335">
                <text:p>4.8859060191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4.87754333416535">
                <text:p>4.8775433341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4.86930273215017">
                <text:p>4.8693027321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4.8611815591497">
                <text:p>4.861181559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4.85317723755932">
                <text:p>4.8531772375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4.84528726342022">
                <text:p>4.8452872634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4.83750920380792">
                <text:p>4.8375092038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4.829840694331">
                <text:p>4.82984069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4.82227943673488">
                <text:p>4.8222794367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4.81482319660538">
                <text:p>4.8148231966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4.80746980116731">
                <text:p>4.8074698011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4.8002171371736">
                <text:p>4.800217137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4.79306314888049">
                <text:p>4.7930631488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4.78600583610485">
                <text:p>4.78600583610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4.77904325235975">
                <text:p>4.7790432523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4.77217350306459">
                <text:p>4.7721735030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4.76539474382632">
                <text:p>4.7653947438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4.75870517878856">
                <text:p>4.7587051787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4.7521030590454">
                <text:p>4.752103059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4.74558668111709">
                <text:p>4.7455866811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4.73915438548463">
                <text:p>4.73915438548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4.73280455518079">
                <text:p>4.7328045551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4.72653561443497">
                <text:p>4.7265356144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4.72034602736946">
                <text:p>4.7203460273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4.71423429674504">
                <text:p>4.7142342967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fill-image draw:name="ChartBitmap_20_1" draw:display-name="ChartBitmap 1" xlink:href="Pictures/1000000000000008000000083C386B2467E712F9.png" xlink:type="simple" xlink:show="embed" xlink:actuate="onLoad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Обычный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Обычный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Обычный" style:font-family-generic="roman" fo:font-size="9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Обычный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ot" svg:stroke-width="0.05cm" svg:stroke-color="#55308d" draw:fill-color="#55308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b85c00" draw:fill-color="#b85c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43205" draw:fill-color="#44320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472702" draw:fill-color="#47270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bitmap" draw:fill-color="#e6e6e6" draw:fill-image-name="ChartBitmap_20_2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407cm" svg:height="23.632cm" xlink:href=".." xlink:type="simple" chart:class="chart:scatter" chart:column-mapping="" chart:style-name="ch1">
        <chart:title svg:x="6.284cm" svg:y="0.608cm" chart:style-name="ch2">
          <text:p>Линия тренда</text:p>
        </chart:title>
        <chart:legend chart:legend-position="end" svg:x="12.337cm" svg:y="10.521cm" style:legend-expansion="high" chart:style-name="ch3"/>
        <chart:plot-area chart:style-name="ch4" table:cell-range-address="'Линия тренда'.B4:'Линия тренда'.C143 'Линия тренда'.C3:'Линия тренда'.C3 'Расчет МНК'.C3:'Расчет МНК'.C9 Прогноз.C19:Прогноз.C20 Прогноз.E19:Прогноз.E20 Прогноз.G19:Прогноз.G20" chart:data-source-has-labels="both" svg:x="1.319cm" svg:y="1.859cm" svg:width="10.71cm" svg:height="20.32cm">
          <chart:coordinate-region svg:x="2.39cm" svg:y="2.059cm" svg:width="9.36cm" svg:height="19.473cm"/>
          <chart:axis chart:dimension="x" chart:name="primary-x" chart:style-name="ch5" chartooo:axis-type="auto">
            <chart:title svg:x="6.273cm" svg:y="22.651cm" chart:style-name="ch6">
              <text:p>t, год</text:p>
            </chart:title>
            <chart:categories table:cell-range-address="'Линия тренда'.B4:'Линия тренда'.B143"/>
          </chart:axis>
          <chart:axis chart:dimension="y" chart:name="primary-y" chart:style-name="ch5">
            <chart:title svg:x="0.451cm" svg:y="12.46cm" chart:style-name="ch7">
              <text:p>y, шт.</text:p>
            </chart:title>
            <chart:grid chart:style-name="ch8" chart:class="major"/>
          </chart:axis>
          <chart:series chart:style-name="ch9" chart:values-cell-range-address="'Линия тренда'.C4:'Линия тренда'.C143" chart:label-cell-address="'Линия тренда'.C3:'Линия тренда'.C3" chart:class="chart:scatter">
            <chart:domain table:cell-range-address="'Линия тренда'.B4:'Линия тренда'.B143"/>
            <chart:data-point chart:repeated="140"/>
          </chart:series>
          <chart:series chart:style-name="ch10" chart:values-cell-range-address="'Расчет МНК'.C4:'Расчет МНК'.C9" chart:label-cell-address="'Расчет МНК'.C3:'Расчет МНК'.C3" chart:class="chart:scatter">
            <chart:domain table:cell-range-address="'Расчет МНК'.B4:'Расчет МНК'.B9"/>
            <chart:data-point chart:repeated="6"/>
          </chart:series>
          <chart:series chart:style-name="ch11" chart:values-cell-range-address="Прогноз.C20:Прогноз.C20" chart:label-cell-address="Прогноз.C19:Прогноз.C19" chart:class="chart:scatter">
            <chart:domain table:cell-range-address="Прогноз.B20:Прогноз.B20"/>
            <chart:data-point/>
          </chart:series>
          <chart:series chart:style-name="ch12" chart:values-cell-range-address="Прогноз.E20:Прогноз.E20" chart:label-cell-address="Прогноз.E19:Прогноз.E19" chart:class="chart:scatter">
            <chart:domain table:cell-range-address="Прогноз.D20:Прогноз.D20"/>
            <chart:data-point/>
          </chart:series>
          <chart:series chart:style-name="ch13" chart:values-cell-range-address="Прогноз.G20:Прогноз.G20" chart:label-cell-address="Прогноз.G19:Прогноз.G19" chart:class="chart:scatter">
            <chart:domain table:cell-range-address="Прогноз.F20:Прогноз.F20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̂t</text:p>
                <draw:g>
                  <svg:desc>'Линия тренда'.C3:'Линия тренда'.C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y, шт.</text:p>
                <draw:g>
                  <svg:desc>'Расчет МНК'.C3:'Расчет МНК'.C3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</text:p>
                <draw:g>
                  <svg:desc>Прогноз.C19:Прогноз.C19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+Δ</text:p>
                <draw:g>
                  <svg:desc>Прогноз.E19:Прогноз.E19</svg:desc>
                </draw:g>
              </table:table-cell>
              <table:table-cell office:value-type="string">
                <text:p/>
              </table:table-cell>
              <table:table-cell office:value-type="string">
                <text:p>ŷ7-Δ</text:p>
                <draw:g>
                  <svg:desc>Прогноз.G19:Прогноз.G1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">
                <text:p>1</text:p>
                <draw:g>
                  <svg:desc>'Линия тренда'.B4:'Линия тренда'.B143</svg:desc>
                </draw:g>
              </table:table-cell>
              <table:table-cell office:value-type="float" office:value="11.4255256954267">
                <text:p>11.4255256954267</text:p>
                <draw:g>
                  <svg:desc>'Линия тренда'.C4:'Линия тренда'.C143</svg:desc>
                </draw:g>
              </table:table-cell>
              <table:table-cell office:value-type="float" office:value="1">
                <text:p>1</text:p>
                <draw:g>
                  <svg:desc>'Расчет МНК'.B4:'Расчет МНК'.B9</svg:desc>
                </draw:g>
              </table:table-cell>
              <table:table-cell office:value-type="float" office:value="11.5">
                <text:p>11.5</text:p>
                <draw:g>
                  <svg:desc>'Расчет МНК'.C4:'Расчет МНК'.C9</svg:desc>
                </draw:g>
              </table:table-cell>
              <table:table-cell office:value-type="float" office:value="7">
                <text:p>7</text:p>
                <draw:g>
                  <svg:desc>Прогноз.B20:Прогноз.B20</svg:desc>
                </draw:g>
              </table:table-cell>
              <table:table-cell office:value-type="float" office:value="4.84528726342022">
                <text:p>4.84528726342022</text:p>
                <draw:g>
                  <svg:desc>Прогноз.C20:Прогноз.C20</svg:desc>
                </draw:g>
              </table:table-cell>
              <table:table-cell office:value-type="float" office:value="7">
                <text:p>7</text:p>
                <draw:g>
                  <svg:desc>Прогноз.D20:Прогноз.D20</svg:desc>
                </draw:g>
              </table:table-cell>
              <table:table-cell office:value-type="float" office:value="5.45450503610531">
                <text:p>5.45450503610531</text:p>
                <draw:g>
                  <svg:desc>Прогноз.E20:Прогноз.E20</svg:desc>
                </draw:g>
              </table:table-cell>
              <table:table-cell office:value-type="float" office:value="7">
                <text:p>7</text:p>
                <draw:g>
                  <svg:desc>Прогноз.F20:Прогноз.F20</svg:desc>
                </draw:g>
              </table:table-cell>
              <table:table-cell office:value-type="float" office:value="4.23606949073513">
                <text:p>4.23606949073513</text:p>
                <draw:g>
                  <svg:desc>Прогноз.G20:Прогноз.G20</svg:desc>
                </draw:g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1.0599568936485">
                <text:p>11.0599568936485</text:p>
              </table:table-cell>
              <table:table-cell office:value-type="float" office:value="2">
                <text:p>2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0.7276216193048">
                <text:p>10.7276216193048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10.4241850644692">
                <text:p>10.4241850644692</text:p>
              </table:table-cell>
              <table:table-cell office:value-type="float" office:value="4">
                <text:p>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0.1460348892032">
                <text:p>10.1460348892032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9.89013672795851">
                <text:p>9.89013672795851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9.65392304065571">
                <text:p>9.6539230406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.35">
                <text:p>1.35</text:p>
              </table:table-cell>
              <table:table-cell office:value-type="float" office:value="9.43520666352349">
                <text:p>9.4352066635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9.23211288475786">
                <text:p>9.23211288475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1.45">
                <text:p>1.45</text:p>
              </table:table-cell>
              <table:table-cell office:value-type="float" office:value="9.04302557349331">
                <text:p>9.0430255734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.86654408297972">
                <text:p>8.8665440829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.55">
                <text:p>1.55</text:p>
              </table:table-cell>
              <table:table-cell office:value-type="float" office:value="8.70144849507992">
                <text:p>8.70144849507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  <table:table-cell office:value-type="float" office:value="8.54667138142385">
                <text:p>8.5466713814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.65">
                <text:p>1.65</text:p>
              </table:table-cell>
              <table:table-cell office:value-type="float" office:value="8.40127469889846">
                <text:p>8.40127469889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.7">
                <text:p>1.7</text:p>
              </table:table-cell>
              <table:table-cell office:value-type="float" office:value="8.26443076240397">
                <text:p>8.2644307624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8.13540647942345">
                <text:p>8.135406479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8.01355021216407">
                <text:p>8.01355021216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.85">
                <text:p>1.85</text:p>
              </table:table-cell>
              <table:table-cell office:value-type="float" office:value="7.89828077016195">
                <text:p>7.89828077016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7.78907814089679">
                <text:p>7.78907814089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.95">
                <text:p>1.95</text:p>
              </table:table-cell>
              <table:table-cell office:value-type="float" office:value="7.68547564646574">
                <text:p>7.6854756464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58705327675624">
                <text:p>7.5870532767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.05">
                <text:p>2.05</text:p>
              </table:table-cell>
              <table:table-cell office:value-type="float" office:value="7.49343199825209">
                <text:p>7.49343199825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7.40426887586718">
                <text:p>7.40426887586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.15">
                <text:p>2.15</text:p>
              </table:table-cell>
              <table:table-cell office:value-type="float" office:value="7.31925287545366">
                <text:p>7.3192528754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  <table:table-cell office:value-type="float" office:value="7.2381012386953">
                <text:p>7.238101238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.25">
                <text:p>2.25</text:p>
              </table:table-cell>
              <table:table-cell office:value-type="float" office:value="7.16055634134842">
                <text:p>7.16055634134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  <table:table-cell office:value-type="float" office:value="7.08638296127749">
                <text:p>7.08638296127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.35">
                <text:p>2.35</text:p>
              </table:table-cell>
              <table:table-cell office:value-type="float" office:value="7.01536589525214">
                <text:p>7.01536589525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6.94730787364451">
                <text:p>6.9473078736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.45">
                <text:p>2.45</text:p>
              </table:table-cell>
              <table:table-cell office:value-type="float" office:value="6.88202773046984">
                <text:p>6.8820277304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6.81935879302216">
                <text:p>6.8193587930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2.55">
                <text:p>2.55</text:p>
              </table:table-cell>
              <table:table-cell office:value-type="float" office:value="6.75914746096458">
                <text:p>6.75914746096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6.70125194937076">
                <text:p>6.70125194937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2.65">
                <text:p>2.65</text:p>
              </table:table-cell>
              <table:table-cell office:value-type="float" office:value="6.6455411740635">
                <text:p>6.645541174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6.59189376080465">
                <text:p>6.59189376080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  <table:table-cell office:value-type="float" office:value="6.5401971625734">
                <text:p>6.5401971625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.8">
                <text:p>2.8</text:p>
              </table:table-cell>
              <table:table-cell office:value-type="float" office:value="6.49034687142184">
                <text:p>6.4903468714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2.85">
                <text:p>2.85</text:p>
              </table:table-cell>
              <table:table-cell office:value-type="float" office:value="6.44224571329313">
                <text:p>6.44224571329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.9">
                <text:p>2.9</text:p>
              </table:table-cell>
              <table:table-cell office:value-type="float" office:value="6.39580321578956">
                <text:p>6.3958032157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2.95">
                <text:p>2.95</text:p>
              </table:table-cell>
              <table:table-cell office:value-type="float" office:value="6.35093504023526">
                <text:p>6.35093504023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30756247053277">
                <text:p>6.30756247053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3.05">
                <text:p>3.05</text:p>
              </table:table-cell>
              <table:table-cell office:value-type="float" office:value="6.26561195229593">
                <text:p>6.26561195229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  <table:table-cell office:value-type="float" office:value="6.22501467658287">
                <text:p>6.22501467658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3.15">
                <text:p>3.15</text:p>
              </table:table-cell>
              <table:table-cell office:value-type="float" office:value="6.18570620327339">
                <text:p>6.1857062032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6.14762611975483">
                <text:p>6.1476261197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3.25">
                <text:p>3.25</text:p>
              </table:table-cell>
              <table:table-cell office:value-type="float" office:value="6.11071773111377">
                <text:p>6.1107177311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  <table:table-cell office:value-type="float" office:value="6.07492777849214">
                <text:p>6.07492777849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3.35">
                <text:p>3.35</text:p>
              </table:table-cell>
              <table:table-cell office:value-type="float" office:value="6.04020618266518">
                <text:p>6.04020618266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.4">
                <text:p>3.4</text:p>
              </table:table-cell>
              <table:table-cell office:value-type="float" office:value="6.00650581024489">
                <text:p>6.0065058102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3.45">
                <text:p>3.45</text:p>
              </table:table-cell>
              <table:table-cell office:value-type="float" office:value="5.9737822602136">
                <text:p>5.973782260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.94199366875463">
                <text:p>5.94199366875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3.55">
                <text:p>3.55</text:p>
              </table:table-cell>
              <table:table-cell office:value-type="float" office:value="5.9111005305762">
                <text:p>5.9111005305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5.88106553512494">
                <text:p>5.8810655351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4999999999999">
                <text:p>3.64999999999999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5.85185341626139">
                <text:p>5.8518534162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69999999999999">
                <text:p>3.6999999999999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5.82343081412388">
                <text:p>5.8234308141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4999999999999">
                <text:p>3.74999999999999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5.79576614804338">
                <text:p>5.79576614804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9999999999999">
                <text:p>3.7999999999999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5.7688294994913">
                <text:p>5.768829499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4999999999999">
                <text:p>3.84999999999999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5.74259250414838">
                <text:p>5.7425925041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9999999999999">
                <text:p>3.8999999999999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5.71702825227578">
                <text:p>5.7170282522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4999999999999">
                <text:p>3.94999999999999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5.69211119665312">
                <text:p>5.6921111966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9999999999999">
                <text:p>3.99999999999999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5.66781706742103">
                <text:p>5.6678170674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4999999999999">
                <text:p>4.04999999999999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5.6441227932317">
                <text:p>5.6441227932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09999999999999">
                <text:p>4.09999999999999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5.62100642816895">
                <text:p>5.621006428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4999999999999">
                <text:p>4.14999999999999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5.59844708395108">
                <text:p>5.59844708395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19999999999999">
                <text:p>4.1999999999999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5.57642486697649">
                <text:p>5.57642486697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4999999999999">
                <text:p>4.24999999999999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5.55492081981307">
                <text:p>5.5549208198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29999999999999">
                <text:p>4.29999999999999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5.53391686676974">
                <text:p>5.5339168667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4999999999999">
                <text:p>4.34999999999999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5.51339576322164">
                <text:p>5.51339576322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39999999999999">
                <text:p>4.39999999999999</text:p>
              </table:table-cell>
              <table:table-cell office:value-type="float" office:value="4.39999999999999">
                <text:p>4.39999999999999</text:p>
              </table:table-cell>
              <table:table-cell office:value-type="float" office:value="5.49334104839055">
                <text:p>5.4933410483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4999999999999">
                <text:p>4.44999999999999</text:p>
              </table:table-cell>
              <table:table-cell office:value-type="float" office:value="4.44999999999999">
                <text:p>4.44999999999999</text:p>
              </table:table-cell>
              <table:table-cell office:value-type="float" office:value="5.47373700130848">
                <text:p>5.4737370013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49999999999999">
                <text:p>4.49999999999999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5.45456859971712">
                <text:p>5.45456859971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4999999999999">
                <text:p>4.54999999999999</text:p>
              </table:table-cell>
              <table:table-cell office:value-type="float" office:value="4.54999999999999">
                <text:p>4.54999999999999</text:p>
              </table:table-cell>
              <table:table-cell office:value-type="float" office:value="5.43582148167721">
                <text:p>5.4358214816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9999999999999">
                <text:p>4.59999999999999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5.41748190968165">
                <text:p>5.417481909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4999999999999">
                <text:p>4.64999999999999</text:p>
              </table:table-cell>
              <table:table-cell office:value-type="float" office:value="4.64999999999999">
                <text:p>4.64999999999999</text:p>
              </table:table-cell>
              <table:table-cell office:value-type="float" office:value="5.39953673708385">
                <text:p>5.3995367370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69999999999999">
                <text:p>4.69999999999999</text:p>
              </table:table-cell>
              <table:table-cell office:value-type="float" office:value="4.69999999999999">
                <text:p>4.69999999999999</text:p>
              </table:table-cell>
              <table:table-cell office:value-type="float" office:value="5.38197337666897">
                <text:p>5.38197337666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4999999999999">
                <text:p>4.74999999999999</text:p>
              </table:table-cell>
              <table:table-cell office:value-type="float" office:value="4.74999999999999">
                <text:p>4.74999999999999</text:p>
              </table:table-cell>
              <table:table-cell office:value-type="float" office:value="5.3647797712102">
                <text:p>5.3647797712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79999999999999">
                <text:p>4.79999999999999</text:p>
              </table:table-cell>
              <table:table-cell office:value-type="float" office:value="4.79999999999999">
                <text:p>4.79999999999999</text:p>
              </table:table-cell>
              <table:table-cell office:value-type="float" office:value="5.34794436586516">
                <text:p>5.34794436586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4999999999999">
                <text:p>4.84999999999999</text:p>
              </table:table-cell>
              <table:table-cell office:value-type="float" office:value="4.84999999999999">
                <text:p>4.84999999999999</text:p>
              </table:table-cell>
              <table:table-cell office:value-type="float" office:value="5.3314560822798">
                <text:p>5.331456082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89999999999999">
                <text:p>4.89999999999999</text:p>
              </table:table-cell>
              <table:table-cell office:value-type="float" office:value="4.89999999999999">
                <text:p>4.89999999999999</text:p>
              </table:table-cell>
              <table:table-cell office:value-type="float" office:value="5.31530429427782">
                <text:p>5.3153042942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4999999999999">
                <text:p>4.94999999999999</text:p>
              </table:table-cell>
              <table:table-cell office:value-type="float" office:value="4.94999999999999">
                <text:p>4.94999999999999</text:p>
              </table:table-cell>
              <table:table-cell office:value-type="float" office:value="5.29947880502336">
                <text:p>5.29947880502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99999999999999">
                <text:p>4.99999999999999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5.28396982555399">
                <text:p>5.2839698255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4999999999999">
                <text:p>5.04999999999999</text:p>
              </table:table-cell>
              <table:table-cell office:value-type="float" office:value="5.04999999999999">
                <text:p>5.04999999999999</text:p>
              </table:table-cell>
              <table:table-cell office:value-type="float" office:value="5.26876795458895">
                <text:p>5.2687679545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09999999999999">
                <text:p>5.09999999999999</text:p>
              </table:table-cell>
              <table:table-cell office:value-type="float" office:value="5.09999999999999">
                <text:p>5.09999999999999</text:p>
              </table:table-cell>
              <table:table-cell office:value-type="float" office:value="5.2538641595252">
                <text:p>5.253864159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4999999999999">
                <text:p>5.14999999999999</text:p>
              </table:table-cell>
              <table:table-cell office:value-type="float" office:value="5.14999999999999">
                <text:p>5.14999999999999</text:p>
              </table:table-cell>
              <table:table-cell office:value-type="float" office:value="5.23924975854035">
                <text:p>5.23924975854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19999999999999">
                <text:p>5.19999999999999</text:p>
              </table:table-cell>
              <table:table-cell office:value-type="float" office:value="5.19999999999999">
                <text:p>5.19999999999999</text:p>
              </table:table-cell>
              <table:table-cell office:value-type="float" office:value="5.22491640372829">
                <text:p>5.22491640372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4999999999999">
                <text:p>5.24999999999999</text:p>
              </table:table-cell>
              <table:table-cell office:value-type="float" office:value="5.24999999999999">
                <text:p>5.24999999999999</text:p>
              </table:table-cell>
              <table:table-cell office:value-type="float" office:value="5.21085606519836">
                <text:p>5.2108560651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29999999999999">
                <text:p>5.29999999999999</text:p>
              </table:table-cell>
              <table:table-cell office:value-type="float" office:value="5.29999999999999">
                <text:p>5.29999999999999</text:p>
              </table:table-cell>
              <table:table-cell office:value-type="float" office:value="5.19706101607465">
                <text:p>5.19706101607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4999999999999">
                <text:p>5.34999999999999</text:p>
              </table:table-cell>
              <table:table-cell office:value-type="float" office:value="5.34999999999999">
                <text:p>5.34999999999999</text:p>
              </table:table-cell>
              <table:table-cell office:value-type="float" office:value="5.18352381833644">
                <text:p>5.18352381833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39999999999999">
                <text:p>5.39999999999999</text:p>
              </table:table-cell>
              <table:table-cell office:value-type="float" office:value="5.39999999999999">
                <text:p>5.39999999999999</text:p>
              </table:table-cell>
              <table:table-cell office:value-type="float" office:value="5.17023730944523">
                <text:p>5.17023730944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4999999999999">
                <text:p>5.44999999999999</text:p>
              </table:table-cell>
              <table:table-cell office:value-type="float" office:value="5.44999999999999">
                <text:p>5.44999999999999</text:p>
              </table:table-cell>
              <table:table-cell office:value-type="float" office:value="5.15719458970799">
                <text:p>5.15719458970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49999999999999">
                <text:p>5.49999999999999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5.14438901032961">
                <text:p>5.14438901032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4999999999999">
                <text:p>5.54999999999999</text:p>
              </table:table-cell>
              <table:table-cell office:value-type="float" office:value="5.54999999999999">
                <text:p>5.54999999999999</text:p>
              </table:table-cell>
              <table:table-cell office:value-type="float" office:value="5.13181416211119">
                <text:p>5.1318141621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9999999999999">
                <text:p>5.59999999999999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5.11946386475382">
                <text:p>5.11946386475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4999999999999">
                <text:p>5.64999999999999</text:p>
              </table:table-cell>
              <table:table-cell office:value-type="float" office:value="5.64999999999999">
                <text:p>5.64999999999999</text:p>
              </table:table-cell>
              <table:table-cell office:value-type="float" office:value="5.10733215673021">
                <text:p>5.10733215673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69999999999999">
                <text:p>5.69999999999999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5.09541328568947">
                <text:p>5.0954132856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4999999999999">
                <text:p>5.74999999999999</text:p>
              </table:table-cell>
              <table:table-cell office:value-type="float" office:value="5.74999999999999">
                <text:p>5.74999999999999</text:p>
              </table:table-cell>
              <table:table-cell office:value-type="float" office:value="5.08370169936248">
                <text:p>5.08370169936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79999999999999">
                <text:p>5.79999999999999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5.07219203693768">
                <text:p>5.07219203693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4999999999999">
                <text:p>5.84999999999999</text:p>
              </table:table-cell>
              <table:table-cell office:value-type="float" office:value="5.84999999999999">
                <text:p>5.84999999999999</text:p>
              </table:table-cell>
              <table:table-cell office:value-type="float" office:value="5.06087912087912">
                <text:p>5.06087912087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89999999999999">
                <text:p>5.89999999999999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5.04975794916053">
                <text:p>5.0497579491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4999999999999">
                <text:p>5.94999999999999</text:p>
              </table:table-cell>
              <table:table-cell office:value-type="float" office:value="5.94999999999999">
                <text:p>5.94999999999999</text:p>
              </table:table-cell>
              <table:table-cell office:value-type="float" office:value="5.038823687891">
                <text:p>5.03882368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9999999999999">
                <text:p>5.99999999999999</text:p>
              </table:table-cell>
              <table:table-cell office:value-type="float" office:value="5.99999999999999">
                <text:p>5.99999999999999</text:p>
              </table:table-cell>
              <table:table-cell office:value-type="float" office:value="5.02807166430929">
                <text:p>5.02807166430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4999999999999">
                <text:p>6.04999999999999</text:p>
              </table:table-cell>
              <table:table-cell office:value-type="float" office:value="6.04999999999999">
                <text:p>6.04999999999999</text:p>
              </table:table-cell>
              <table:table-cell office:value-type="float" office:value="5.01749736012562">
                <text:p>5.0174973601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09999999999999">
                <text:p>6.09999999999999</text:p>
              </table:table-cell>
              <table:table-cell office:value-type="float" office:value="6.09999999999999">
                <text:p>6.09999999999999</text:p>
              </table:table-cell>
              <table:table-cell office:value-type="float" office:value="5.00709640519087">
                <text:p>5.0070964051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4999999999999">
                <text:p>6.14999999999999</text:p>
              </table:table-cell>
              <table:table-cell office:value-type="float" office:value="6.14999999999999">
                <text:p>6.14999999999999</text:p>
              </table:table-cell>
              <table:table-cell office:value-type="float" office:value="4.99686457147457">
                <text:p>4.99686457147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9999999999999">
                <text:p>6.19999999999999</text:p>
              </table:table-cell>
              <table:table-cell office:value-type="float" office:value="6.19999999999999">
                <text:p>6.19999999999999</text:p>
              </table:table-cell>
              <table:table-cell office:value-type="float" office:value="4.98679776733434">
                <text:p>4.9867977673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4999999999999">
                <text:p>6.24999999999999</text:p>
              </table:table-cell>
              <table:table-cell office:value-type="float" office:value="6.24999999999999">
                <text:p>6.24999999999999</text:p>
              </table:table-cell>
              <table:table-cell office:value-type="float" office:value="4.97689203206035">
                <text:p>4.97689203206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9999999999999">
                <text:p>6.29999999999999</text:p>
              </table:table-cell>
              <table:table-cell office:value-type="float" office:value="6.29999999999999">
                <text:p>6.29999999999999</text:p>
              </table:table-cell>
              <table:table-cell office:value-type="float" office:value="4.9671435306796">
                <text:p>4.967143530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4999999999999">
                <text:p>6.34999999999999</text:p>
              </table:table-cell>
              <table:table-cell office:value-type="float" office:value="6.34999999999999">
                <text:p>6.34999999999999</text:p>
              </table:table-cell>
              <table:table-cell office:value-type="float" office:value="4.95754854900563">
                <text:p>4.9575485490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39999999999999">
                <text:p>6.39999999999999</text:p>
              </table:table-cell>
              <table:table-cell office:value-type="float" office:value="6.39999999999999">
                <text:p>6.39999999999999</text:p>
              </table:table-cell>
              <table:table-cell office:value-type="float" office:value="4.94810348892032">
                <text:p>4.94810348892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4999999999999">
                <text:p>6.44999999999999</text:p>
              </table:table-cell>
              <table:table-cell office:value-type="float" office:value="6.44999999999999">
                <text:p>6.44999999999999</text:p>
              </table:table-cell>
              <table:table-cell office:value-type="float" office:value="4.93880486387509">
                <text:p>4.9388048638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49999999999999">
                <text:p>6.49999999999999</text:p>
              </table:table-cell>
              <table:table-cell office:value-type="float" office:value="6.49999999999999">
                <text:p>6.49999999999999</text:p>
              </table:table-cell>
              <table:table-cell office:value-type="float" office:value="4.92964929459979">
                <text:p>4.92964929459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4999999999999">
                <text:p>6.54999999999999</text:p>
              </table:table-cell>
              <table:table-cell office:value-type="float" office:value="6.54999999999999">
                <text:p>6.54999999999999</text:p>
              </table:table-cell>
              <table:table-cell office:value-type="float" office:value="4.92063350500808">
                <text:p>4.92063350500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59999999999998">
                <text:p>6.59999999999998</text:p>
              </table:table-cell>
              <table:table-cell office:value-type="float" office:value="6.59999999999998">
                <text:p>6.59999999999998</text:p>
              </table:table-cell>
              <table:table-cell office:value-type="float" office:value="4.91175431828897">
                <text:p>4.9117543182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4999999999998">
                <text:p>6.64999999999998</text:p>
              </table:table-cell>
              <table:table-cell office:value-type="float" office:value="6.64999999999998">
                <text:p>6.64999999999998</text:p>
              </table:table-cell>
              <table:table-cell office:value-type="float" office:value="4.90300865317466">
                <text:p>4.90300865317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69999999999998">
                <text:p>6.69999999999998</text:p>
              </table:table-cell>
              <table:table-cell office:value-type="float" office:value="6.69999999999998">
                <text:p>6.69999999999998</text:p>
              </table:table-cell>
              <table:table-cell office:value-type="float" office:value="4.89439352037549">
                <text:p>4.8943935203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4999999999998">
                <text:p>6.74999999999998</text:p>
              </table:table-cell>
              <table:table-cell office:value-type="float" office:value="6.74999999999998">
                <text:p>6.74999999999998</text:p>
              </table:table-cell>
              <table:table-cell office:value-type="float" office:value="4.88590601917335">
                <text:p>4.88590601917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79999999999998">
                <text:p>6.79999999999998</text:p>
              </table:table-cell>
              <table:table-cell office:value-type="float" office:value="6.79999999999998">
                <text:p>6.79999999999998</text:p>
              </table:table-cell>
              <table:table-cell office:value-type="float" office:value="4.87754333416535">
                <text:p>4.87754333416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4999999999998">
                <text:p>6.84999999999998</text:p>
              </table:table-cell>
              <table:table-cell office:value-type="float" office:value="6.84999999999998">
                <text:p>6.84999999999998</text:p>
              </table:table-cell>
              <table:table-cell office:value-type="float" office:value="4.86930273215017">
                <text:p>4.86930273215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89999999999998">
                <text:p>6.89999999999998</text:p>
              </table:table-cell>
              <table:table-cell office:value-type="float" office:value="6.89999999999998">
                <text:p>6.89999999999998</text:p>
              </table:table-cell>
              <table:table-cell office:value-type="float" office:value="4.8611815591497">
                <text:p>4.861181559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4999999999998">
                <text:p>6.94999999999998</text:p>
              </table:table-cell>
              <table:table-cell office:value-type="float" office:value="6.94999999999998">
                <text:p>6.94999999999998</text:p>
              </table:table-cell>
              <table:table-cell office:value-type="float" office:value="4.85317723755932">
                <text:p>4.85317723755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99999999999998">
                <text:p>6.99999999999998</text:p>
              </table:table-cell>
              <table:table-cell office:value-type="float" office:value="6.99999999999998">
                <text:p>6.99999999999998</text:p>
              </table:table-cell>
              <table:table-cell office:value-type="float" office:value="4.84528726342022">
                <text:p>4.8452872634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4999999999998">
                <text:p>7.04999999999998</text:p>
              </table:table-cell>
              <table:table-cell office:value-type="float" office:value="7.04999999999998">
                <text:p>7.04999999999998</text:p>
              </table:table-cell>
              <table:table-cell office:value-type="float" office:value="4.83750920380792">
                <text:p>4.8375092038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09999999999998">
                <text:p>7.09999999999998</text:p>
              </table:table-cell>
              <table:table-cell office:value-type="float" office:value="7.09999999999998">
                <text:p>7.09999999999998</text:p>
              </table:table-cell>
              <table:table-cell office:value-type="float" office:value="4.829840694331">
                <text:p>4.82984069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4999999999998">
                <text:p>7.14999999999998</text:p>
              </table:table-cell>
              <table:table-cell office:value-type="float" office:value="7.14999999999998">
                <text:p>7.14999999999998</text:p>
              </table:table-cell>
              <table:table-cell office:value-type="float" office:value="4.82227943673488">
                <text:p>4.8222794367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19999999999998">
                <text:p>7.19999999999998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4.81482319660538">
                <text:p>4.8148231966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4999999999998">
                <text:p>7.2499999999999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4.80746980116731">
                <text:p>4.8074698011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29999999999998">
                <text:p>7.29999999999998</text:p>
              </table:table-cell>
              <table:table-cell office:value-type="float" office:value="7.29999999999998">
                <text:p>7.29999999999998</text:p>
              </table:table-cell>
              <table:table-cell office:value-type="float" office:value="4.8002171371736">
                <text:p>4.800217137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4999999999998">
                <text:p>7.34999999999998</text:p>
              </table:table-cell>
              <table:table-cell office:value-type="float" office:value="7.34999999999998">
                <text:p>7.34999999999998</text:p>
              </table:table-cell>
              <table:table-cell office:value-type="float" office:value="4.79306314888049">
                <text:p>4.79306314888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39999999999998">
                <text:p>7.39999999999998</text:p>
              </table:table-cell>
              <table:table-cell office:value-type="float" office:value="7.39999999999998">
                <text:p>7.39999999999998</text:p>
              </table:table-cell>
              <table:table-cell office:value-type="float" office:value="4.78600583610485">
                <text:p>4.78600583610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4999999999998">
                <text:p>7.44999999999998</text:p>
              </table:table-cell>
              <table:table-cell office:value-type="float" office:value="7.44999999999998">
                <text:p>7.44999999999998</text:p>
              </table:table-cell>
              <table:table-cell office:value-type="float" office:value="4.77904325235975">
                <text:p>4.7790432523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49999999999998">
                <text:p>7.49999999999998</text:p>
              </table:table-cell>
              <table:table-cell office:value-type="float" office:value="7.49999999999998">
                <text:p>7.49999999999998</text:p>
              </table:table-cell>
              <table:table-cell office:value-type="float" office:value="4.77217350306459">
                <text:p>4.77217350306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4999999999998">
                <text:p>7.54999999999998</text:p>
              </table:table-cell>
              <table:table-cell office:value-type="float" office:value="7.54999999999998">
                <text:p>7.54999999999998</text:p>
              </table:table-cell>
              <table:table-cell office:value-type="float" office:value="4.76539474382632">
                <text:p>4.7653947438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59999999999998">
                <text:p>7.59999999999998</text:p>
              </table:table-cell>
              <table:table-cell office:value-type="float" office:value="7.59999999999998">
                <text:p>7.59999999999998</text:p>
              </table:table-cell>
              <table:table-cell office:value-type="float" office:value="4.75870517878856">
                <text:p>4.75870517878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4999999999998">
                <text:p>7.64999999999998</text:p>
              </table:table-cell>
              <table:table-cell office:value-type="float" office:value="7.64999999999998">
                <text:p>7.64999999999998</text:p>
              </table:table-cell>
              <table:table-cell office:value-type="float" office:value="4.7521030590454">
                <text:p>4.752103059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69999999999998">
                <text:p>7.69999999999998</text:p>
              </table:table-cell>
              <table:table-cell office:value-type="float" office:value="7.69999999999998">
                <text:p>7.69999999999998</text:p>
              </table:table-cell>
              <table:table-cell office:value-type="float" office:value="4.74558668111709">
                <text:p>4.74558668111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4999999999998">
                <text:p>7.74999999999998</text:p>
              </table:table-cell>
              <table:table-cell office:value-type="float" office:value="7.74999999999998">
                <text:p>7.74999999999998</text:p>
              </table:table-cell>
              <table:table-cell office:value-type="float" office:value="4.73915438548463">
                <text:p>4.73915438548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79999999999998">
                <text:p>7.79999999999998</text:p>
              </table:table-cell>
              <table:table-cell office:value-type="float" office:value="7.79999999999998">
                <text:p>7.79999999999998</text:p>
              </table:table-cell>
              <table:table-cell office:value-type="float" office:value="4.73280455518079">
                <text:p>4.7328045551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4999999999998">
                <text:p>7.84999999999998</text:p>
              </table:table-cell>
              <table:table-cell office:value-type="float" office:value="7.84999999999998">
                <text:p>7.84999999999998</text:p>
              </table:table-cell>
              <table:table-cell office:value-type="float" office:value="4.72653561443497">
                <text:p>4.72653561443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89999999999998">
                <text:p>7.89999999999998</text:p>
              </table:table-cell>
              <table:table-cell office:value-type="float" office:value="7.89999999999998">
                <text:p>7.89999999999998</text:p>
              </table:table-cell>
              <table:table-cell office:value-type="float" office:value="4.72034602736946">
                <text:p>4.72034602736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.94999999999998">
                <text:p>7.94999999999998</text:p>
              </table:table-cell>
              <table:table-cell office:value-type="float" office:value="7.94999999999998">
                <text:p>7.94999999999998</text:p>
              </table:table-cell>
              <table:table-cell office:value-type="float" office:value="4.71423429674504">
                <text:p>4.7142342967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fill-image draw:name="ChartBitmap_20_1" draw:display-name="ChartBitmap 1" xlink:href="Pictures/100000000000000800000008FA2F850D702953DA.png" xlink:type="simple" xlink:show="embed" xlink:actuate="onLoad"/>
    <draw:fill-image draw:name="ChartBitmap_20_2" draw:display-name="ChartBitmap 2" xlink:href="Pictures/1000000000000008000000081C5634BA0D195362.png" xlink:type="simple" xlink:show="embed" xlink:actuate="onLoad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